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FreeSans, 'Times New Roman'" svg:font-family="FreeSans, 'Times New Roman'" style:font-family-generic="system" style:font-pitch="variable" svg:panose-1="2 11 6 4 2 2 2 2 2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2"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3"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4"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5"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6"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7" style:parent-style-name="Standard" style:family="paragraph">
      <style:paragraph-properties fo:text-align="center"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8" style:parent-style-name="Standard" style:family="paragraph">
      <style:paragraph-properties fo:text-align="center"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9" style:parent-style-name="Standard" style:family="paragraph">
      <style:paragraph-properties fo:text-align="center"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10" style:parent-style-name="Standard" style:family="paragraph">
      <style:paragraph-properties fo:text-align="center"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11"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12"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13"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14"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15"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16" style:parent-style-name="Standard" style:family="paragraph">
      <style:paragraph-properties fo:text-align="center"/>
      <style:text-properties fo:font-size="14pt" style:font-size-asian="14pt" style:font-size-complex="14pt" fo:language="ru" fo:country="RU"/>
    </style:style>
    <style:style style:name="P17" style:parent-style-name="Standard" style:family="paragraph">
      <style:paragraph-properties fo:text-align="center"/>
      <style:text-properties fo:font-style="italic" style:font-style-asian="italic" style:font-style-complex="italic" fo:font-size="14pt" style:font-size-asian="14pt" style:font-size-complex="14pt" fo:language="ru" fo:country="RU"/>
    </style:style>
    <style:style style:name="P18" style:parent-style-name="Standard" style:family="paragraph">
      <style:paragraph-properties fo:text-align="center" fo:line-height="150%"/>
    </style:style>
    <style:style style:name="T19" style:parent-style-name="Основнойшрифтабзаца" style:family="text">
      <style:text-properties style:font-name="Times New Roman" style:font-name-asian="Times New Roman" fo:font-style="italic" style:font-style-asian="italic" style:font-style-complex="italic" fo:font-size="14pt" style:font-size-asian="14pt" style:font-size-complex="14pt" fo:language="ru" fo:country="RU" style:language-asian="ru" style:country-asian="RU"/>
    </style:style>
    <style:style style:name="T20" style:parent-style-name="Основнойшрифтабзаца" style:family="text">
      <style:text-properties style:font-name="Times New Roman" style:font-name-asian="Times New Roman" fo:font-style="italic" style:font-style-asian="italic" style:font-style-complex="italic" fo:font-size="14pt" style:font-size-asian="14pt" style:font-size-complex="14pt" style:language-asian="ru" style:country-asian="RU"/>
    </style:style>
    <style:style style:name="T21" style:parent-style-name="Основнойшрифтабзаца" style:family="text">
      <style:text-properties style:font-name="Times New Roman" style:font-name-asian="Times New Roman" fo:font-style="italic" style:font-style-asian="italic" style:font-style-complex="italic" fo:font-size="14pt" style:font-size-asian="14pt" style:font-size-complex="14pt" fo:language="ru" fo:country="RU" style:language-asian="ru" style:country-asian="RU"/>
    </style:style>
    <style:style style:name="P22" style:parent-style-name="Standard" style:family="paragraph">
      <style:paragraph-properties fo:text-align="end" fo:margin-left="2.4583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23" style:parent-style-name="Standard" style:family="paragraph">
      <style:paragraph-properties fo:text-align="end" fo:margin-left="2.4583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24" style:parent-style-name="Standard" style:family="paragraph">
      <style:paragraph-properties fo:text-align="end" fo:margin-left="2.4583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25" style:parent-style-name="Standard" style:family="paragraph">
      <style:paragraph-properties fo:text-align="end" fo:margin-left="2.4583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26" style:parent-style-name="Standard" style:family="paragraph">
      <style:paragraph-properties fo:text-align="end" fo:margin-left="2.4583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27" style:parent-style-name="Standard" style:family="paragraph">
      <style:paragraph-properties fo:text-align="end" fo:margin-left="2.4583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28" style:parent-style-name="Standard" style:family="paragraph">
      <style:paragraph-properties fo:margin-left="2.8548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29" style:parent-style-name="Standard" style:family="paragraph">
      <style:paragraph-properties fo:text-align="end" fo:margin-left="2.4583in">
        <style:tab-stops/>
      </style:paragraph-properties>
    </style:style>
    <style:style style:name="T30" style:parent-style-name="Основнойшрифтабзаца" style:family="text">
      <style:text-properties style:font-name="Times New Roman" style:font-name-asian="Times New Roman" style:font-weight-complex="bold" fo:font-size="14pt" style:font-size-asian="14pt" style:font-size-complex="14pt" style:language-asian="ru" style:country-asian="RU"/>
    </style:style>
    <style:style style:name="T31" style:parent-style-name="Основнойшрифтабзаца" style:family="text">
      <style:text-properties style:font-name="Times New Roman" style:font-name-asian="Times New Roman" style:font-weight-complex="bold" fo:font-size="14pt" style:font-size-asian="14pt" style:font-size-complex="14pt" fo:language="ru" fo:country="RU" style:language-asian="ru" style:country-asian="RU"/>
    </style:style>
    <style:style style:name="P32" style:parent-style-name="Standard" style:family="paragraph">
      <style:paragraph-properties fo:text-align="end" fo:margin-left="4.9166in">
        <style:tab-stops/>
      </style:paragraph-properties>
      <style:text-properties style:font-name="Times New Roman" style:font-name-asian="Times New Roman" style:font-weight-complex="bold" fo:font-size="14pt" style:font-size-asian="14pt" style:font-size-complex="14pt" fo:language="ru" fo:country="RU" style:language-asian="ru" style:country-asian="RU"/>
    </style:style>
    <style:style style:name="P33" style:parent-style-name="Standard" style:family="paragraph">
      <style:paragraph-properties fo:text-align="end" fo:margin-right="2.6569in"/>
      <style:text-properties style:font-name="Times New Roman" style:font-name-asian="Times New Roman" style:font-weight-complex="bold" fo:font-size="14pt" style:font-size-asian="14pt" style:font-size-complex="14pt" fo:language="ru" fo:country="RU" style:language-asian="ru" style:country-asian="RU"/>
    </style:style>
    <style:style style:name="P34" style:parent-style-name="Standard" style:family="paragraph">
      <style:paragraph-properties fo:text-align="end" fo:margin-right="2.6569in"/>
      <style:text-properties style:font-name="Times New Roman" style:font-name-asian="Times New Roman" style:font-weight-complex="bold" fo:font-size="14pt" style:font-size-asian="14pt" style:font-size-complex="14pt" fo:language="ru" fo:country="RU" style:language-asian="ru" style:country-asian="RU"/>
    </style:style>
    <style:style style:name="P35" style:parent-style-name="Standard" style:family="paragraph">
      <style:paragraph-properties fo:text-align="end" fo:margin-right="2.7555in"/>
      <style:text-properties style:font-name="Times New Roman" style:font-name-asian="Times New Roman" style:font-weight-complex="bold" fo:font-size="14pt" style:font-size-asian="14pt" style:font-size-complex="14pt" fo:language="ru" fo:country="RU" style:language-asian="ru" style:country-asian="RU"/>
    </style:style>
    <style:style style:name="P36" style:parent-style-name="Standard" style:family="paragraph">
      <style:paragraph-properties fo:text-align="end" fo:margin-right="-0.0006in">
        <style:tab-stops>
          <style:tab-stop style:type="left" style:position="6.4965in"/>
        </style:tab-stops>
      </style:paragraph-properties>
    </style:style>
    <style:style style:name="T37" style:parent-style-name="Основнойшрифтабзаца" style:family="text">
      <style:text-properties style:font-name="Times New Roman" style:font-name-asian="Times New Roman" style:font-weight-complex="bold" fo:font-size="14pt" style:font-size-asian="14pt" style:font-size-complex="14pt" fo:language="ru" fo:country="RU" style:language-asian="ru" style:country-asian="RU"/>
    </style:style>
    <style:style style:name="P38" style:parent-style-name="Standard" style:family="paragraph">
      <style:paragraph-properties fo:text-align="end"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39" style:parent-style-name="Standard" style:family="paragraph">
      <style:paragraph-properties fo:text-align="end"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40" style:parent-style-name="Standard" style:family="paragraph">
      <style:paragraph-properties fo:text-align="end"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41" style:parent-style-name="Standard" style:family="paragraph">
      <style:paragraph-properties fo:text-align="center" fo:line-height="150%"/>
      <style:text-properties style:font-name="Times New Roman" style:font-name-asian="Times New Roman" style:font-weight-complex="bold" fo:font-size="14pt" style:font-size-asian="14pt" style:font-size-complex="14pt" fo:language="ru" fo:country="RU" style:language-asian="ru" style:country-asian="RU"/>
    </style:style>
    <style:style style:name="P42" style:parent-style-name="Standard" style:family="paragraph">
      <style:paragraph-properties fo:text-align="center"/>
      <style:text-properties style:font-name="Times New Roman" style:font-name-asian="Times New Roman" style:font-weight-complex="bold" fo:font-size="14pt" style:font-size-asian="14pt" style:font-size-complex="14pt" fo:language="ru" fo:country="RU" style:language-asian="ru" style:country-asian="RU"/>
    </style:style>
    <style:style style:name="P43" style:parent-style-name="Standard" style:family="paragraph">
      <style:paragraph-properties fo:text-align="justify"/>
      <style:text-properties fo:font-weight="bold" style:font-weight-asian="bold" style:font-weight-complex="bold" fo:font-size="14pt" style:font-size-asian="14pt" style:font-size-complex="14pt" fo:language="ru" fo:country="RU"/>
    </style:style>
    <style:style style:name="P44" style:parent-style-name="Standard" style:family="paragraph">
      <style:paragraph-properties fo:text-align="justify"/>
    </style:style>
    <style:style style:name="T45" style:parent-style-name="Основнойшрифтабзаца" style:family="text">
      <style:text-properties fo:font-size="14pt" style:font-size-asian="14pt" style:font-size-complex="14pt" fo:language="ru" fo:country="RU"/>
    </style:style>
    <style:style style:name="T46" style:parent-style-name="Основнойшрифтабзаца" style:family="text">
      <style:text-properties fo:font-size="14pt" style:font-size-asian="14pt" style:font-size-complex="14pt"/>
    </style:style>
    <style:style style:name="T47" style:parent-style-name="Основнойшрифтабзаца" style:family="text">
      <style:text-properties fo:font-size="14pt" style:font-size-asian="14pt" style:font-size-complex="14pt" fo:language="ru" fo:country="RU"/>
    </style:style>
    <style:style style:name="P48" style:parent-style-name="Standard" style:family="paragraph">
      <style:paragraph-properties fo:text-align="justify"/>
      <style:text-properties fo:font-weight="bold" style:font-weight-asian="bold" style:font-weight-complex="bold" fo:font-size="14pt" style:font-size-asian="14pt" style:font-size-complex="14pt" fo:language="ru" fo:country="RU"/>
    </style:style>
    <style:style style:name="P49" style:parent-style-name="Standard" style:family="paragraph">
      <style:paragraph-properties fo:text-align="justify"/>
      <style:text-properties fo:font-weight="bold" style:font-weight-asian="bold" style:font-weight-complex="bold" fo:font-size="14pt" style:font-size-asian="14pt" style:font-size-complex="14pt" fo:language="ru" fo:country="RU"/>
    </style:style>
    <style:style style:name="P50" style:parent-style-name="Standard" style:family="paragraph">
      <style:paragraph-properties style:text-autospace="none" fo:text-align="justify"/>
      <style:text-properties fo:hyphenate="true"/>
    </style:style>
    <style:style style:name="T51"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ru" fo:country="RU" style:language-asian="ru" style:country-asian="RU" style:language-complex="ar" style:country-complex="SA"/>
    </style:style>
    <style:style style:name="T52"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style:style>
    <style:style style:name="T53"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T54"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style:style>
    <style:style style:name="T55"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T56"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style:style>
    <style:style style:name="T57"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T58"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style:style>
    <style:style style:name="P59" style:parent-style-name="Standard" style:family="paragraph">
      <style:paragraph-properties style:text-autospace="none" fo:text-align="justify"/>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fo:hyphenate="true"/>
    </style:style>
    <style:style style:name="P60" style:parent-style-name="Standard" style:family="paragraph">
      <style:paragraph-properties style:text-autospace="none" fo:text-align="justify"/>
      <style:text-properties fo:hyphenate="true"/>
    </style:style>
    <style:style style:name="T61"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ru" fo:country="RU" style:language-asian="ru" style:country-asian="RU" style:language-complex="ar" style:country-complex="SA"/>
    </style:style>
    <style:style style:name="T62"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style:style>
    <style:style style:name="T63"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T64"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style:style>
    <style:style style:name="T65"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T66" style:parent-style-name="Основнойшрифтабзаца" style:family="text">
      <style:text-properties style:font-name="Times New Roman" style:font-name-asian="Times New Roman" style:font-name-complex="Times New Roman" fo:font-size="14pt" style:font-size-asian="14pt" style:font-size-complex="14pt" fo:language="ru" fo:country="RU" style:language-asian="ru" style:country-asian="RU" style:language-complex="ar" style:country-complex="SA"/>
    </style:style>
    <style:style style:name="T6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8" style:parent-style-name="Основнойшрифтабзаца" style:family="text">
      <style:text-properties style:font-name="Times New Roman" style:font-name-complex="Times New Roman" fo:font-size="14pt" style:font-size-asian="14pt" style:font-size-complex="14pt"/>
    </style:style>
    <style:style style:name="T6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0" style:parent-style-name="Основнойшрифтабзаца" style:family="text">
      <style:text-properties style:font-name="Times New Roman" style:font-name-complex="Times New Roman" fo:font-size="14pt" style:font-size-asian="14pt" style:font-size-complex="14pt"/>
    </style:style>
    <style:style style:name="T7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2" style:parent-style-name="Основнойшрифтабзаца" style:family="text">
      <style:text-properties style:font-name="Times New Roman" style:font-name-complex="Times New Roman" fo:font-size="14pt" style:font-size-asian="14pt" style:font-size-complex="14pt"/>
    </style:style>
    <style:style style:name="T7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4" style:parent-style-name="Основнойшрифтабзаца" style:family="text">
      <style:text-properties style:font-name="Times New Roman" style:font-name-complex="Times New Roman" fo:font-size="14pt" style:font-size-asian="14pt" style:font-size-complex="14pt"/>
    </style:style>
    <style:style style:name="T75" style:parent-style-name="Основнойшрифтабзаца" style:family="text">
      <style:text-properties style:font-name="Times New Roman" style:font-name-complex="Times New Roman" style:text-position="super 64.2%" fo:font-size="14pt" style:font-size-asian="14pt" style:font-size-complex="14pt" fo:language="ru" fo:country="RU"/>
    </style:style>
    <style:style style:name="P76" style:parent-style-name="Standard" style:family="paragraph">
      <style:paragraph-properties fo:text-align="justify"/>
    </style:style>
    <style:style style:name="T7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7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7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8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8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82"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83"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8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8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8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8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8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8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9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92"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3"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9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9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9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0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0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02" style:parent-style-name="Standard" style:family="paragraph">
      <style:paragraph-properties fo:text-align="justify"/>
      <style:text-properties style:font-name="Times New Roman" style:font-name-complex="Times New Roman" style:font-weight-complex="bold" fo:font-size="14pt" style:font-size-asian="14pt" style:font-size-complex="14pt" fo:language="ru" fo:country="RU"/>
    </style:style>
    <style:style style:name="P103" style:parent-style-name="Standard" style:family="paragraph">
      <style:paragraph-properties fo:text-align="justify"/>
    </style:style>
    <style:style style:name="T104"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0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0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0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0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0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10" style:parent-style-name="Standard" style:family="paragraph">
      <style:paragraph-properties fo:text-align="justify"/>
    </style:style>
    <style:style style:name="T111"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fo:language="ru" fo:country="RU"/>
    </style:style>
    <style:style style:name="T112"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13"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14"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15" style:parent-style-name="Standard" style:family="paragraph">
      <style:paragraph-properties fo:text-align="justify"/>
    </style:style>
    <style:style style:name="T116"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fo:language="ru" fo:country="RU"/>
    </style:style>
    <style:style style:name="T11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18"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1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20"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2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22" style:parent-style-name="Standard" style:family="paragraph">
      <style:paragraph-properties fo:text-align="justify"/>
    </style:style>
    <style:style style:name="T123"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fo:language="ru" fo:country="RU"/>
    </style:style>
    <style:style style:name="T124"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25"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26"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27"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28"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29"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30"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31" style:parent-style-name="Standard" style:family="paragraph">
      <style:paragraph-properties fo:text-align="justify"/>
    </style:style>
    <style:style style:name="T132"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fo:language="ru" fo:country="RU"/>
    </style:style>
    <style:style style:name="T133"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34"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3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36"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3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38"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3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40"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4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42" style:parent-style-name="Standard" style:family="paragraph">
      <style:paragraph-properties fo:text-align="justify"/>
      <style:text-properties style:font-name="Times New Roman" style:font-name-asian="Times New Roman" style:font-name-complex="Times New Roman" style:font-weight-complex="bold" fo:font-size="14pt" style:font-size-asian="14pt" style:font-size-complex="14pt" fo:language="ru" fo:country="RU"/>
    </style:style>
    <style:style style:name="P143" style:parent-style-name="Standard" style:family="paragraph">
      <style:paragraph-properties fo:text-align="justify"/>
    </style:style>
    <style:style style:name="T144" style:parent-style-name="Основнойшрифтабзаца" style:family="text">
      <style:text-properties style:font-name="Times New Roman" style:font-name-asian="Times New Roman" style:font-name-complex="Times New Roman" style:font-weight-complex="bold" fo:font-size="14pt" style:font-size-asian="14pt" style:font-size-complex="14pt" fo:language="ru" fo:country="RU"/>
    </style:style>
    <style:style style:name="T14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46" style:parent-style-name="Основнойшрифтабзаца" style:family="text">
      <style:text-properties style:font-name="Times New Roman" style:font-name-complex="Times New Roman" style:font-weight-complex="bold" style:text-position="sub 64.2%" fo:font-size="14pt" style:font-size-asian="14pt" style:font-size-complex="14pt"/>
    </style:style>
    <style:style style:name="T14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48"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4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50"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15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52"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P153" style:parent-style-name="Standard" style:family="paragraph">
      <style:paragraph-properties fo:text-align="justify"/>
      <style:text-properties style:font-name="Times New Roman" style:font-name-complex="Times New Roman" style:font-weight-complex="bold" fo:font-size="14pt" style:font-size-asian="14pt" style:font-size-complex="14pt" fo:language="ru" fo:country="RU"/>
    </style:style>
    <style:style style:name="P154" style:parent-style-name="Standard" style:family="paragraph">
      <style:paragraph-properties fo:text-align="justify"/>
    </style:style>
    <style:style style:name="T155"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56"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57" style:parent-style-name="Standard" style:family="paragraph">
      <style:paragraph-properties fo:text-align="justify"/>
      <style:text-properties style:font-name="Times New Roman" style:font-name-complex="Times New Roman" style:font-weight-complex="bold" fo:font-size="14pt" style:font-size-asian="14pt" style:font-size-complex="14pt" fo:language="ru" fo:country="RU"/>
    </style:style>
    <style:style style:name="P158" style:parent-style-name="Standard" style:family="paragraph">
      <style:paragraph-properties fo:text-align="justify"/>
    </style:style>
    <style:style style:name="T15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160"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61"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62"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6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64"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65"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66"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67"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68"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69" style:parent-style-name="Основнойшрифтабзаца" style:family="text">
      <style:text-properties fo:font-size="14pt" style:font-size-asian="14pt" style:font-size-complex="14pt" fo:language="ru" fo:country="RU"/>
    </style:style>
    <style:style style:name="T170" style:parent-style-name="Основнойшрифтабзаца" style:family="text">
      <style:text-properties fo:font-size="14pt" style:font-size-asian="14pt" style:font-size-complex="14pt"/>
    </style:style>
    <style:style style:name="T171" style:parent-style-name="Основнойшрифтабзаца" style:family="text">
      <style:text-properties fo:font-size="14pt" style:font-size-asian="14pt" style:font-size-complex="14pt" fo:language="ru" fo:country="RU"/>
    </style:style>
    <style:style style:name="T172"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7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74"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75"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76"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77"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78"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79"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80"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81"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82"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8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84"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185" style:parent-style-name="Standard" style:family="paragraph">
      <style:paragraph-properties fo:text-align="justify"/>
    </style:style>
    <style:style style:name="T186"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87"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88"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89"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90"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91"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92"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9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94" style:parent-style-name="Основнойшрифтабзаца" style:family="text">
      <style:text-properties style:font-name="Times New Roman" style:font-name-complex="Times New Roman" style:font-weight-complex="bold" style:text-position="sub 64.2%" fo:font-size="14pt" style:font-size-asian="14pt" style:font-size-complex="14pt"/>
    </style:style>
    <style:style style:name="T19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9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9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19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99" style:parent-style-name="Основнойшрифтабзаца" style:family="text">
      <style:text-properties style:font-name="Times New Roman" style:font-name-complex="Times New Roman" style:font-weight-complex="bold" style:text-position="sub 64.2%" fo:font-size="14pt" style:font-size-asian="14pt" style:font-size-complex="14pt"/>
    </style:style>
    <style:style style:name="T200"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01"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02"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0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04"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05"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06"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207" style:parent-style-name="Standard" style:family="paragraph">
      <style:paragraph-properties fo:text-align="justify"/>
    </style:style>
    <style:style style:name="T208"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09"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10"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11"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12"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1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14" style:parent-style-name="Основнойшрифтабзаца" style:family="text">
      <style:text-properties style:font-name="Times New Roman" style:font-name-complex="Times New Roman" style:font-weight-complex="bold" style:text-position="sub 64.2%" fo:font-size="14pt" style:font-size-asian="14pt" style:font-size-complex="14pt"/>
    </style:style>
    <style:style style:name="T215" style:parent-style-name="Основнойшрифтабзаца" style:family="text">
      <style:text-properties style:font-name="Times New Roman" style:font-name-complex="Times New Roman" style:font-weight-complex="bold" style:text-position="sub 64.2%" fo:font-size="14pt" style:font-size-asian="14pt" style:font-size-complex="14pt" fo:language="ru" fo:country="RU"/>
    </style:style>
    <style:style style:name="T216"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17"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18" style:parent-style-name="Основнойшрифтабзаца" style:family="text">
      <style:text-properties style:font-name="Times New Roman" style:font-name-complex="Times New Roman" style:font-weight-complex="bold" style:text-position="sub 64.2%" fo:font-size="14pt" style:font-size-asian="14pt" style:font-size-complex="14pt"/>
    </style:style>
    <style:style style:name="T21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2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2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22" style:parent-style-name="Основнойшрифтабзаца" style:family="text">
      <style:text-properties style:font-name="Calibri" style:font-name-complex="Calibri" style:font-weight-complex="bold" fo:font-size="14pt" style:font-size-asian="14pt" style:font-size-complex="14pt" fo:language="ru" fo:country="RU"/>
    </style:style>
    <style:style style:name="T223"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2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2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2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2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2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2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230" style:parent-style-name="Standard" style:family="paragraph">
      <style:paragraph-properties fo:text-align="justify"/>
    </style:style>
    <style:style style:name="T23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32"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33"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3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3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3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3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3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3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4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4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42"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43"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4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45"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4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47"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4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49"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T25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251"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style:style style:name="P252" style:parent-style-name="Standard" style:family="paragraph">
      <style:paragraph-properties fo:text-align="justify"/>
      <style:text-properties style:font-name="Times New Roman" style:font-name-complex="Times New Roman" style:font-weight-complex="bold" fo:font-size="14pt" style:font-size-asian="14pt" style:font-size-complex="14pt" fo:language="ru" fo:country="RU"/>
    </style:style>
    <style:style style:name="P25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ru" fo:country="RU"/>
    </style:style>
    <style:style style:name="P254" style:parent-style-name="Standard" style:family="paragraph">
      <style:paragraph-properties fo:break-before="page" fo:text-align="justify"/>
    </style:style>
    <style:style style:name="T255"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25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257" style:parent-style-name="Standard" style:family="paragraph">
      <style:paragraph-properties fo:text-align="justify"/>
    </style:style>
    <style:style style:name="T25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25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260"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26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262"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26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264"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ableColumn266" style:family="table-column">
      <style:table-column-properties style:column-width="0.5208in"/>
    </style:style>
    <style:style style:name="TableColumn267" style:family="table-column">
      <style:table-column-properties style:column-width="3.9673in"/>
    </style:style>
    <style:style style:name="Table265" style:family="table">
      <style:table-properties style:width="4.4881in" fo:margin-left="0in" table:align="left"/>
    </style:style>
    <style:style style:name="TableRow268" style:family="table-row">
      <style:table-row-properties/>
    </style:style>
    <style:style style:name="TableCell269" style:family="table-cell">
      <style:table-cell-properties fo:border="none" fo:background-color="#FFFFFF" style:writing-mode="lr-tb" fo:padding-top="0in" fo:padding-left="0.1041in" fo:padding-bottom="0in" fo:padding-right="0.1041in" fo:wrap-option="no-wrap"/>
    </style:style>
    <style:style style:name="P270" style:parent-style-name="Обычный" style:family="paragraph">
      <style:paragraph-properties fo:widows="2" fo:orphans="2" style:vertical-align="auto"/>
      <style:text-properties style:font-name="Times New Roman" style:font-name-asian="Times New Roman" style:font-name-complex="Times New Roman" style:letter-kerning="false" fo:language="ru" fo:country="RU" style:language-asian="ru" style:country-asian="RU" style:language-complex="ar" style:country-complex="SA" fo:hyphenate="true"/>
    </style:style>
    <style:style style:name="TableCell271" style:family="table-cell">
      <style:table-cell-properties fo:border="none" fo:background-color="#FFFFFF" style:writing-mode="lr-tb" fo:padding-top="0in" fo:padding-left="0.1041in" fo:padding-bottom="0in" fo:padding-right="0.1041in"/>
    </style:style>
    <style:style style:name="P272" style:parent-style-name="Обычный" style:family="paragraph">
      <style:paragraph-properties fo:widows="2" fo:orphans="2" style:vertical-align="auto" style:line-height-at-least="0.2083in"/>
      <style:text-properties fo:hyphenate="true"/>
    </style:style>
    <style:style style:name="T27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27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275" style:family="table-row">
      <style:table-row-properties/>
    </style:style>
    <style:style style:name="TableCell276" style:family="table-cell">
      <style:table-cell-properties fo:border="none" fo:background-color="#FFFFFF" style:writing-mode="lr-tb" fo:padding-top="0in" fo:padding-left="0.1041in" fo:padding-bottom="0in" fo:padding-right="0.1041in" fo:wrap-option="no-wrap"/>
    </style:style>
    <style:style style:name="P277" style:parent-style-name="Обычный" style:family="paragraph">
      <style:paragraph-properties fo:widows="2" fo:orphans="2" style:vertical-align="auto" style:line-height-at-least="0.2083in"/>
      <style:text-properties style:font-name="Consolas" style:font-name-asian="Times New Roman" style:font-name-complex="Consolas" fo:color="#24292E" style:letter-kerning="false" fo:font-size="9pt" style:font-size-asian="9pt" style:font-size-complex="9pt" fo:language="ru" fo:country="RU" style:language-asian="ru" style:country-asian="RU" style:language-complex="ar" style:country-complex="SA" fo:hyphenate="true"/>
    </style:style>
    <style:style style:name="TableCell278" style:family="table-cell">
      <style:table-cell-properties fo:border="none" fo:background-color="#FFFFFF" style:writing-mode="lr-tb" fo:padding-top="0in" fo:padding-left="0.1041in" fo:padding-bottom="0in" fo:padding-right="0.1041in"/>
    </style:style>
    <style:style style:name="P279" style:parent-style-name="Обычный" style:family="paragraph">
      <style:paragraph-properties fo:widows="2" fo:orphans="2" style:vertical-align="auto" style:line-height-at-least="0.2083in"/>
      <style:text-properties fo:hyphenate="true"/>
    </style:style>
    <style:style style:name="T28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28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282" style:parent-style-name="Основнойшрифтабзаца" style:family="text">
      <style:text-properties style:font-name="Courier New" style:font-name-asian="Times New Roman" style:font-name-complex="Courier New" fo:color="#6F42C1" style:letter-kerning="false" fo:font-size="11pt" style:font-size-asian="11pt" style:font-size-complex="11pt" fo:language="ru" fo:country="RU" style:language-asian="ru" style:country-asian="RU" style:language-complex="ar" style:country-complex="SA"/>
    </style:style>
    <style:style style:name="T28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284" style:family="table-row">
      <style:table-row-properties/>
    </style:style>
    <style:style style:name="TableCell285" style:family="table-cell">
      <style:table-cell-properties fo:border="none" fo:background-color="#FFFFFF" style:writing-mode="lr-tb" fo:padding-top="0in" fo:padding-left="0.1041in" fo:padding-bottom="0in" fo:padding-right="0.1041in" fo:wrap-option="no-wrap"/>
    </style:style>
    <style:style style:name="P286" style:parent-style-name="Обычный" style:family="paragraph">
      <style:paragraph-properties fo:widows="2" fo:orphans="2" style:vertical-align="auto" style:line-height-at-least="0.2083in"/>
      <style:text-properties style:font-name="Consolas" style:font-name-asian="Times New Roman" style:font-name-complex="Consolas" fo:color="#24292E" style:letter-kerning="false" fo:font-size="9pt" style:font-size-asian="9pt" style:font-size-complex="9pt" fo:language="ru" fo:country="RU" style:language-asian="ru" style:country-asian="RU" style:language-complex="ar" style:country-complex="SA" fo:hyphenate="true"/>
    </style:style>
    <style:style style:name="TableCell287" style:family="table-cell">
      <style:table-cell-properties fo:border="none" fo:background-color="#FFFFFF" style:writing-mode="lr-tb" fo:padding-top="0in" fo:padding-left="0.1041in" fo:padding-bottom="0in" fo:padding-right="0.1041in"/>
    </style:style>
    <style:style style:name="P288" style:parent-style-name="Обычный" style:family="paragraph">
      <style:paragraph-properties fo:widows="2" fo:orphans="2" style:vertical-align="auto" style:line-height-at-least="0.2083in"/>
      <style:text-properties fo:hyphenate="true"/>
    </style:style>
    <style:style style:name="T28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29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29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29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29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29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29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29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29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ableRow298" style:family="table-row">
      <style:table-row-properties/>
    </style:style>
    <style:style style:name="TableCell299" style:family="table-cell">
      <style:table-cell-properties fo:border="none" fo:background-color="#FFFFFF" style:writing-mode="lr-tb" fo:padding-top="0in" fo:padding-left="0.1041in" fo:padding-bottom="0in" fo:padding-right="0.1041in" fo:wrap-option="no-wrap"/>
    </style:style>
    <style:style style:name="P300" style:parent-style-name="Обычный" style:family="paragraph">
      <style:paragraph-properties fo:widows="2" fo:orphans="2" style:vertical-align="auto" style:line-height-at-least="0.2083in"/>
      <style:text-properties style:font-name="Consolas" style:font-name-asian="Times New Roman" style:font-name-complex="Consolas" fo:color="#24292E" style:letter-kerning="false" fo:font-size="9pt" style:font-size-asian="9pt" style:font-size-complex="9pt" style:language-asian="ru" style:country-asian="RU" style:language-complex="ar" style:country-complex="SA" fo:hyphenate="true"/>
    </style:style>
    <style:style style:name="TableCell301" style:family="table-cell">
      <style:table-cell-properties fo:border="none" fo:background-color="#FFFFFF" style:writing-mode="lr-tb" fo:padding-top="0in" fo:padding-left="0.1041in" fo:padding-bottom="0in" fo:padding-right="0.1041in"/>
    </style:style>
    <style:style style:name="P302" style:parent-style-name="Обычный" style:family="paragraph">
      <style:paragraph-properties fo:widows="2" fo:orphans="2" style:vertical-align="auto" style:line-height-at-least="0.2083in"/>
      <style:text-properties fo:hyphenate="true"/>
    </style:style>
    <style:style style:name="T303"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30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0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30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0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30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09"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31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T31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314"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315"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ru" fo:country="RU" style:language-asian="ru" style:country-asian="RU" style:language-complex="ar" style:country-complex="SA"/>
    </style:style>
    <style:style style:name="TableColumn317" style:family="table-column">
      <style:table-column-properties style:column-width="0.9423in"/>
    </style:style>
    <style:style style:name="TableColumn318" style:family="table-column">
      <style:table-column-properties style:column-width="5.7506in"/>
    </style:style>
    <style:style style:name="Table316" style:family="table">
      <style:table-properties style:width="6.693in" fo:margin-left="0in" table:align="left"/>
    </style:style>
    <style:style style:name="TableRow319" style:family="table-row">
      <style:table-row-properties/>
    </style:style>
    <style:style style:name="TableCell320" style:family="table-cell">
      <style:table-cell-properties fo:border="none" fo:background-color="#FFFFFF" style:writing-mode="lr-tb" fo:padding-top="0in" fo:padding-left="0.1041in" fo:padding-bottom="0in" fo:padding-right="0.1041in"/>
    </style:style>
    <style:style style:name="P321" style:parent-style-name="Обычный" style:family="paragraph">
      <style:paragraph-properties fo:widows="2" fo:orphans="2" style:vertical-align="auto" style:line-height-at-least="0.2083in"/>
      <style:text-properties fo:hyphenate="true"/>
    </style:style>
    <style:style style:name="T32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2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2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2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Cell326" style:family="table-cell">
      <style:table-cell-properties fo:border="none" style:writing-mode="lr-tb" fo:padding-top="0in" fo:padding-left="0.0069in" fo:padding-bottom="0in" fo:padding-right="0.0069in"/>
    </style:style>
    <style:style style:name="P327" style:parent-style-name="Обычный" style:family="paragraph">
      <style:paragraph-properties fo:widows="2" fo:orphans="2" style:vertical-align="auto" style:line-height-at-least="0.2083in"/>
      <style:text-properties fo:hyphenate="true"/>
    </style:style>
    <style:style style:name="TableRow328" style:family="table-row">
      <style:table-row-properties/>
    </style:style>
    <style:style style:name="TableCell329" style:family="table-cell">
      <style:table-cell-properties fo:border="none" fo:background-color="#FFFFFF" style:writing-mode="lr-tb" fo:padding-top="0in" fo:padding-left="0.1041in" fo:padding-bottom="0in" fo:padding-right="0.1041in" fo:wrap-option="no-wrap"/>
    </style:style>
    <style:style style:name="P33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331" style:family="table-cell">
      <style:table-cell-properties fo:border="none" fo:background-color="#FFFFFF" style:writing-mode="lr-tb" fo:padding-top="0in" fo:padding-left="0.1041in" fo:padding-bottom="0in" fo:padding-right="0.1041in"/>
    </style:style>
    <style:style style:name="P332" style:parent-style-name="Обычный" style:family="paragraph">
      <style:paragraph-properties fo:widows="2" fo:orphans="2" style:vertical-align="auto" style:line-height-at-least="0.2083in"/>
      <style:text-properties fo:hyphenate="true"/>
    </style:style>
    <style:style style:name="T33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33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33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33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337" style:family="table-row">
      <style:table-row-properties/>
    </style:style>
    <style:style style:name="TableCell338" style:family="table-cell">
      <style:table-cell-properties fo:border="none" fo:background-color="#FFFFFF" style:writing-mode="lr-tb" fo:padding-top="0in" fo:padding-left="0.1041in" fo:padding-bottom="0in" fo:padding-right="0.1041in" fo:wrap-option="no-wrap"/>
    </style:style>
    <style:style style:name="P339"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340" style:family="table-cell">
      <style:table-cell-properties fo:border="none" fo:background-color="#FFFFFF" style:writing-mode="lr-tb" fo:padding-top="0in" fo:padding-left="0.1041in" fo:padding-bottom="0in" fo:padding-right="0.1041in"/>
    </style:style>
    <style:style style:name="P341" style:parent-style-name="Обычный" style:family="paragraph">
      <style:paragraph-properties fo:widows="2" fo:orphans="2" style:vertical-align="auto" style:line-height-at-least="0.2083in"/>
      <style:text-properties fo:hyphenate="true"/>
    </style:style>
    <style:style style:name="T34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4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344" style:family="table-row">
      <style:table-row-properties/>
    </style:style>
    <style:style style:name="TableCell345" style:family="table-cell">
      <style:table-cell-properties fo:border="none" fo:background-color="#FFFFFF" style:writing-mode="lr-tb" fo:padding-top="0in" fo:padding-left="0.1041in" fo:padding-bottom="0in" fo:padding-right="0.1041in" fo:wrap-option="no-wrap"/>
    </style:style>
    <style:style style:name="P346"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347" style:family="table-cell">
      <style:table-cell-properties fo:border="none" fo:background-color="#FFFFFF" style:writing-mode="lr-tb" fo:padding-top="0in" fo:padding-left="0.1041in" fo:padding-bottom="0in" fo:padding-right="0.1041in"/>
    </style:style>
    <style:style style:name="P348" style:parent-style-name="Обычный" style:family="paragraph">
      <style:paragraph-properties fo:widows="2" fo:orphans="2" style:vertical-align="auto" style:line-height-at-least="0.2083in"/>
      <style:text-properties fo:hyphenate="true"/>
    </style:style>
    <style:style style:name="T34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5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51" style:parent-style-name="Основнойшрифтабзаца" style:family="text">
      <style:text-properties style:font-name="Courier New" style:font-name-asian="Times New Roman" style:font-name-complex="Courier New" fo:color="#6F42C1" style:letter-kerning="false" fo:font-size="11pt" style:font-size-asian="11pt" style:font-size-complex="11pt" fo:language="ru" fo:country="RU" style:language-asian="ru" style:country-asian="RU" style:language-complex="ar" style:country-complex="SA"/>
    </style:style>
    <style:style style:name="T35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353" style:family="table-row">
      <style:table-row-properties/>
    </style:style>
    <style:style style:name="TableCell354" style:family="table-cell">
      <style:table-cell-properties fo:border="none" fo:background-color="#FFFFFF" style:writing-mode="lr-tb" fo:padding-top="0in" fo:padding-left="0.1041in" fo:padding-bottom="0in" fo:padding-right="0.1041in" fo:wrap-option="no-wrap"/>
    </style:style>
    <style:style style:name="P355"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356" style:family="table-cell">
      <style:table-cell-properties fo:border="none" fo:background-color="#FFFFFF" style:writing-mode="lr-tb" fo:padding-top="0in" fo:padding-left="0.1041in" fo:padding-bottom="0in" fo:padding-right="0.1041in"/>
    </style:style>
    <style:style style:name="P357" style:parent-style-name="Обычный" style:family="paragraph">
      <style:paragraph-properties fo:widows="2" fo:orphans="2" style:vertical-align="auto" style:line-height-at-least="0.2083in"/>
      <style:text-properties fo:hyphenate="true"/>
    </style:style>
    <style:style style:name="T35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5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6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6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6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63"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36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6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6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67"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6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36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370" style:family="table-row">
      <style:table-row-properties/>
    </style:style>
    <style:style style:name="TableCell371" style:family="table-cell">
      <style:table-cell-properties fo:border="none" fo:background-color="#FFFFFF" style:writing-mode="lr-tb" fo:padding-top="0in" fo:padding-left="0.1041in" fo:padding-bottom="0in" fo:padding-right="0.1041in" fo:wrap-option="no-wrap"/>
    </style:style>
    <style:style style:name="P37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373" style:family="table-cell">
      <style:table-cell-properties fo:border="none" fo:background-color="#FFFFFF" style:writing-mode="lr-tb" fo:padding-top="0in" fo:padding-left="0.1041in" fo:padding-bottom="0in" fo:padding-right="0.1041in"/>
    </style:style>
    <style:style style:name="P37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P375"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fo:font-size="11pt" style:font-size-asian="11pt" style:font-size-complex="11pt" fo:language="ru" fo:country="RU" style:language-asian="ru" style:country-asian="RU" style:language-complex="ar" style:country-complex="SA" fo:hyphenate="true"/>
    </style:style>
    <style:style style:name="TableRow376" style:family="table-row">
      <style:table-row-properties/>
    </style:style>
    <style:style style:name="TableCell377" style:family="table-cell">
      <style:table-cell-properties fo:border="none" fo:background-color="#FFFFFF" style:writing-mode="lr-tb" fo:padding-top="0in" fo:padding-left="0.1041in" fo:padding-bottom="0in" fo:padding-right="0.1041in" fo:wrap-option="no-wrap"/>
    </style:style>
    <style:style style:name="P378"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fo:font-size="11pt" style:font-size-asian="11pt" style:font-size-complex="11pt" fo:language="ru" fo:country="RU" style:language-asian="ru" style:country-asian="RU" style:language-complex="ar" style:country-complex="SA" fo:hyphenate="true"/>
    </style:style>
    <style:style style:name="TableCell379" style:family="table-cell">
      <style:table-cell-properties fo:border="none" fo:background-color="#FFFFFF" style:writing-mode="lr-tb" fo:padding-top="0in" fo:padding-left="0.1041in" fo:padding-bottom="0in" fo:padding-right="0.1041in"/>
    </style:style>
    <style:style style:name="P380" style:parent-style-name="Обычный" style:family="paragraph">
      <style:paragraph-properties fo:widows="2" fo:orphans="2" style:vertical-align="auto" style:line-height-at-least="0.2083in"/>
      <style:text-properties fo:hyphenate="true"/>
    </style:style>
    <style:style style:name="T38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8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8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84"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38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86" style:parent-style-name="Основнойшрифтабзаца" style:family="text">
      <style:text-properties style:font-name="Courier New" style:font-name-asian="Times New Roman" style:font-name-complex="Courier New" fo:color="#6A737D" style:letter-kerning="false" fo:font-size="11pt" style:font-size-asian="11pt" style:font-size-complex="11pt" fo:language="ru" fo:country="RU" style:language-asian="ru" style:country-asian="RU" style:language-complex="ar" style:country-complex="SA"/>
    </style:style>
    <style:style style:name="TableRow387" style:family="table-row">
      <style:table-row-properties/>
    </style:style>
    <style:style style:name="TableCell388" style:family="table-cell">
      <style:table-cell-properties fo:border="none" fo:background-color="#FFFFFF" style:writing-mode="lr-tb" fo:padding-top="0in" fo:padding-left="0.1041in" fo:padding-bottom="0in" fo:padding-right="0.1041in" fo:wrap-option="no-wrap"/>
    </style:style>
    <style:style style:name="P389"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390" style:family="table-cell">
      <style:table-cell-properties fo:border="none" fo:background-color="#FFFFFF" style:writing-mode="lr-tb" fo:padding-top="0in" fo:padding-left="0.1041in" fo:padding-bottom="0in" fo:padding-right="0.1041in"/>
    </style:style>
    <style:style style:name="P391" style:parent-style-name="Обычный" style:family="paragraph">
      <style:paragraph-properties fo:widows="2" fo:orphans="2" style:vertical-align="auto" style:line-height-at-least="0.2083in"/>
      <style:text-properties fo:hyphenate="true"/>
    </style:style>
    <style:style style:name="T39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9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39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95"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39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397" style:parent-style-name="Основнойшрифтабзаца" style:family="text">
      <style:text-properties style:font-name="Courier New" style:font-name-asian="Times New Roman" style:font-name-complex="Courier New" fo:color="#6A737D" style:letter-kerning="false" fo:font-size="11pt" style:font-size-asian="11pt" style:font-size-complex="11pt" fo:language="ru" fo:country="RU" style:language-asian="ru" style:country-asian="RU" style:language-complex="ar" style:country-complex="SA"/>
    </style:style>
    <style:style style:name="TableRow398" style:family="table-row">
      <style:table-row-properties/>
    </style:style>
    <style:style style:name="TableCell399" style:family="table-cell">
      <style:table-cell-properties fo:border="none" fo:background-color="#FFFFFF" style:writing-mode="lr-tb" fo:padding-top="0in" fo:padding-left="0.1041in" fo:padding-bottom="0in" fo:padding-right="0.1041in" fo:wrap-option="no-wrap"/>
    </style:style>
    <style:style style:name="P40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401" style:family="table-cell">
      <style:table-cell-properties fo:border="none" fo:background-color="#FFFFFF" style:writing-mode="lr-tb" fo:padding-top="0in" fo:padding-left="0.1041in" fo:padding-bottom="0in" fo:padding-right="0.1041in"/>
    </style:style>
    <style:style style:name="P40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P403"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fo:font-size="11pt" style:font-size-asian="11pt" style:font-size-complex="11pt" fo:language="ru" fo:country="RU" style:language-asian="ru" style:country-asian="RU" style:language-complex="ar" style:country-complex="SA" fo:hyphenate="true"/>
    </style:style>
    <style:style style:name="TableRow404" style:family="table-row">
      <style:table-row-properties/>
    </style:style>
    <style:style style:name="TableCell405" style:family="table-cell">
      <style:table-cell-properties fo:border="none" fo:background-color="#FFFFFF" style:writing-mode="lr-tb" fo:padding-top="0in" fo:padding-left="0.1041in" fo:padding-bottom="0in" fo:padding-right="0.1041in" fo:wrap-option="no-wrap"/>
    </style:style>
    <style:style style:name="P406"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fo:font-size="11pt" style:font-size-asian="11pt" style:font-size-complex="11pt" fo:language="ru" fo:country="RU" style:language-asian="ru" style:country-asian="RU" style:language-complex="ar" style:country-complex="SA" fo:hyphenate="true"/>
    </style:style>
    <style:style style:name="TableCell407" style:family="table-cell">
      <style:table-cell-properties fo:border="none" fo:background-color="#FFFFFF" style:writing-mode="lr-tb" fo:padding-top="0in" fo:padding-left="0.1041in" fo:padding-bottom="0in" fo:padding-right="0.1041in"/>
    </style:style>
    <style:style style:name="P408" style:parent-style-name="Обычный" style:family="paragraph">
      <style:paragraph-properties fo:widows="2" fo:orphans="2" style:vertical-align="auto" style:line-height-at-least="0.2083in"/>
      <style:text-properties fo:hyphenate="true"/>
    </style:style>
    <style:style style:name="T40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41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41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412" style:family="table-row">
      <style:table-row-properties/>
    </style:style>
    <style:style style:name="TableCell413" style:family="table-cell">
      <style:table-cell-properties fo:border="none" fo:background-color="#FFFFFF" style:writing-mode="lr-tb" fo:padding-top="0in" fo:padding-left="0.1041in" fo:padding-bottom="0in" fo:padding-right="0.1041in" fo:wrap-option="no-wrap"/>
    </style:style>
    <style:style style:name="P41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415" style:family="table-cell">
      <style:table-cell-properties fo:border="none" fo:background-color="#FFFFFF" style:writing-mode="lr-tb" fo:padding-top="0in" fo:padding-left="0.1041in" fo:padding-bottom="0in" fo:padding-right="0.1041in"/>
    </style:style>
    <style:style style:name="P416" style:parent-style-name="Обычный" style:family="paragraph">
      <style:paragraph-properties fo:widows="2" fo:orphans="2" style:vertical-align="auto" style:line-height-at-least="0.2083in"/>
      <style:text-properties fo:hyphenate="true"/>
    </style:style>
    <style:style style:name="T41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1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41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420" style:family="table-row">
      <style:table-row-properties/>
    </style:style>
    <style:style style:name="TableCell421" style:family="table-cell">
      <style:table-cell-properties fo:border="none" fo:background-color="#FFFFFF" style:writing-mode="lr-tb" fo:padding-top="0in" fo:padding-left="0.1041in" fo:padding-bottom="0in" fo:padding-right="0.1041in" fo:wrap-option="no-wrap"/>
    </style:style>
    <style:style style:name="P42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423" style:family="table-cell">
      <style:table-cell-properties fo:border="none" fo:background-color="#FFFFFF" style:writing-mode="lr-tb" fo:padding-top="0in" fo:padding-left="0.1041in" fo:padding-bottom="0in" fo:padding-right="0.1041in"/>
    </style:style>
    <style:style style:name="P424" style:parent-style-name="Обычный" style:family="paragraph">
      <style:paragraph-properties fo:widows="2" fo:orphans="2" style:vertical-align="auto" style:line-height-at-least="0.2083in"/>
      <style:text-properties fo:hyphenate="true"/>
    </style:style>
    <style:style style:name="T425"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42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27"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2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429"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3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3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43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3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43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435" style:family="table-row">
      <style:table-row-properties/>
    </style:style>
    <style:style style:name="TableCell436" style:family="table-cell">
      <style:table-cell-properties fo:border="none" fo:background-color="#FFFFFF" style:writing-mode="lr-tb" fo:padding-top="0in" fo:padding-left="0.1041in" fo:padding-bottom="0in" fo:padding-right="0.1041in" fo:wrap-option="no-wrap"/>
    </style:style>
    <style:style style:name="P437"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438" style:family="table-cell">
      <style:table-cell-properties fo:border="none" fo:background-color="#FFFFFF" style:writing-mode="lr-tb" fo:padding-top="0in" fo:padding-left="0.1041in" fo:padding-bottom="0in" fo:padding-right="0.1041in"/>
    </style:style>
    <style:style style:name="P439" style:parent-style-name="Обычный" style:family="paragraph">
      <style:paragraph-properties fo:widows="2" fo:orphans="2" style:vertical-align="auto" style:line-height-at-least="0.2083in"/>
      <style:text-properties fo:hyphenate="true"/>
    </style:style>
    <style:style style:name="T440"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44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42"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43"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44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4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446"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47"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448"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4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450" style:family="table-row">
      <style:table-row-properties/>
    </style:style>
    <style:style style:name="TableCell451" style:family="table-cell">
      <style:table-cell-properties fo:border="none" fo:background-color="#FFFFFF" style:writing-mode="lr-tb" fo:padding-top="0in" fo:padding-left="0.1041in" fo:padding-bottom="0in" fo:padding-right="0.1041in" fo:wrap-option="no-wrap"/>
    </style:style>
    <style:style style:name="P45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453" style:family="table-cell">
      <style:table-cell-properties fo:border="none" fo:background-color="#FFFFFF" style:writing-mode="lr-tb" fo:padding-top="0in" fo:padding-left="0.1041in" fo:padding-bottom="0in" fo:padding-right="0.1041in"/>
    </style:style>
    <style:style style:name="P45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P455"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fo:font-size="11pt" style:font-size-asian="11pt" style:font-size-complex="11pt" style:language-asian="ru" style:country-asian="RU" style:language-complex="ar" style:country-complex="SA" fo:hyphenate="true"/>
    </style:style>
    <style:style style:name="TableRow456" style:family="table-row">
      <style:table-row-properties/>
    </style:style>
    <style:style style:name="TableCell457" style:family="table-cell">
      <style:table-cell-properties fo:border="none" fo:background-color="#FFFFFF" style:writing-mode="lr-tb" fo:padding-top="0in" fo:padding-left="0.1041in" fo:padding-bottom="0in" fo:padding-right="0.1041in" fo:wrap-option="no-wrap"/>
    </style:style>
    <style:style style:name="P458"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fo:font-size="11pt" style:font-size-asian="11pt" style:font-size-complex="11pt" style:language-asian="ru" style:country-asian="RU" style:language-complex="ar" style:country-complex="SA" fo:hyphenate="true"/>
    </style:style>
    <style:style style:name="TableCell459" style:family="table-cell">
      <style:table-cell-properties fo:border="none" fo:background-color="#FFFFFF" style:writing-mode="lr-tb" fo:padding-top="0in" fo:padding-left="0.1041in" fo:padding-bottom="0in" fo:padding-right="0.1041in"/>
    </style:style>
    <style:style style:name="P460" style:parent-style-name="Обычный" style:family="paragraph">
      <style:paragraph-properties fo:widows="2" fo:orphans="2" style:vertical-align="auto" style:line-height-at-least="0.2083in"/>
      <style:text-properties fo:hyphenate="true"/>
    </style:style>
    <style:style style:name="T46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46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46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464" style:family="table-row">
      <style:table-row-properties/>
    </style:style>
    <style:style style:name="TableCell465" style:family="table-cell">
      <style:table-cell-properties fo:border="none" fo:background-color="#FFFFFF" style:writing-mode="lr-tb" fo:padding-top="0in" fo:padding-left="0.1041in" fo:padding-bottom="0in" fo:padding-right="0.1041in" fo:wrap-option="no-wrap"/>
    </style:style>
    <style:style style:name="P466"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467" style:family="table-cell">
      <style:table-cell-properties fo:border="none" fo:background-color="#FFFFFF" style:writing-mode="lr-tb" fo:padding-top="0in" fo:padding-left="0.1041in" fo:padding-bottom="0in" fo:padding-right="0.1041in"/>
    </style:style>
    <style:style style:name="P468" style:parent-style-name="Обычный" style:family="paragraph">
      <style:paragraph-properties fo:widows="2" fo:orphans="2" style:vertical-align="auto" style:line-height-at-least="0.2083in"/>
      <style:text-properties fo:hyphenate="true"/>
    </style:style>
    <style:style style:name="T46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7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47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472" style:family="table-row">
      <style:table-row-properties/>
    </style:style>
    <style:style style:name="TableCell473" style:family="table-cell">
      <style:table-cell-properties fo:border="none" fo:background-color="#FFFFFF" style:writing-mode="lr-tb" fo:padding-top="0in" fo:padding-left="0.1041in" fo:padding-bottom="0in" fo:padding-right="0.1041in" fo:wrap-option="no-wrap"/>
    </style:style>
    <style:style style:name="P47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475" style:family="table-cell">
      <style:table-cell-properties fo:border="none" fo:background-color="#FFFFFF" style:writing-mode="lr-tb" fo:padding-top="0in" fo:padding-left="0.1041in" fo:padding-bottom="0in" fo:padding-right="0.1041in"/>
    </style:style>
    <style:style style:name="P476" style:parent-style-name="Обычный" style:family="paragraph">
      <style:paragraph-properties fo:widows="2" fo:orphans="2" style:vertical-align="auto" style:line-height-at-least="0.2083in"/>
      <style:text-properties fo:hyphenate="true"/>
    </style:style>
    <style:style style:name="T47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47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79"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80"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481"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48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8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48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48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48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487" style:family="table-row">
      <style:table-row-properties/>
    </style:style>
    <style:style style:name="TableCell488" style:family="table-cell">
      <style:table-cell-properties fo:border="none" fo:background-color="#FFFFFF" style:writing-mode="lr-tb" fo:padding-top="0in" fo:padding-left="0.1041in" fo:padding-bottom="0in" fo:padding-right="0.1041in" fo:wrap-option="no-wrap"/>
    </style:style>
    <style:style style:name="P489"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490" style:family="table-cell">
      <style:table-cell-properties fo:border="none" fo:background-color="#FFFFFF" style:writing-mode="lr-tb" fo:padding-top="0in" fo:padding-left="0.1041in" fo:padding-bottom="0in" fo:padding-right="0.1041in"/>
    </style:style>
    <style:style style:name="P491" style:parent-style-name="Обычный" style:family="paragraph">
      <style:paragraph-properties fo:widows="2" fo:orphans="2" style:vertical-align="auto" style:line-height-at-least="0.2083in"/>
      <style:text-properties fo:hyphenate="true"/>
    </style:style>
    <style:style style:name="T49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fo:language="ru" fo:country="RU" style:language-asian="ru" style:country-asian="RU" style:language-complex="ar" style:country-complex="SA"/>
    </style:style>
    <style:style style:name="T49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49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49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496" style:family="table-row">
      <style:table-row-properties/>
    </style:style>
    <style:style style:name="TableCell497" style:family="table-cell">
      <style:table-cell-properties fo:border="none" fo:background-color="#FFFFFF" style:writing-mode="lr-tb" fo:padding-top="0in" fo:padding-left="0.1041in" fo:padding-bottom="0in" fo:padding-right="0.1041in" fo:wrap-option="no-wrap"/>
    </style:style>
    <style:style style:name="P498"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499" style:family="table-cell">
      <style:table-cell-properties fo:border="none" fo:background-color="#FFFFFF" style:writing-mode="lr-tb" fo:padding-top="0in" fo:padding-left="0.1041in" fo:padding-bottom="0in" fo:padding-right="0.1041in"/>
    </style:style>
    <style:style style:name="P50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P501"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fo:font-size="11pt" style:font-size-asian="11pt" style:font-size-complex="11pt" fo:language="ru" fo:country="RU" style:language-asian="ru" style:country-asian="RU" style:language-complex="ar" style:country-complex="SA" fo:hyphenate="true"/>
    </style:style>
    <style:style style:name="TableRow502" style:family="table-row">
      <style:table-row-properties/>
    </style:style>
    <style:style style:name="TableCell503" style:family="table-cell">
      <style:table-cell-properties fo:border="none" fo:background-color="#FFFFFF" style:writing-mode="lr-tb" fo:padding-top="0in" fo:padding-left="0.1041in" fo:padding-bottom="0in" fo:padding-right="0.1041in" fo:wrap-option="no-wrap"/>
    </style:style>
    <style:style style:name="P504"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fo:font-size="11pt" style:font-size-asian="11pt" style:font-size-complex="11pt" fo:language="ru" fo:country="RU" style:language-asian="ru" style:country-asian="RU" style:language-complex="ar" style:country-complex="SA" fo:hyphenate="true"/>
    </style:style>
    <style:style style:name="TableCell505" style:family="table-cell">
      <style:table-cell-properties fo:border="none" fo:background-color="#FFFFFF" style:writing-mode="lr-tb" fo:padding-top="0in" fo:padding-left="0.1041in" fo:padding-bottom="0in" fo:padding-right="0.1041in"/>
    </style:style>
    <style:style style:name="P506" style:parent-style-name="Обычный" style:family="paragraph">
      <style:paragraph-properties fo:widows="2" fo:orphans="2" style:vertical-align="auto" style:line-height-at-least="0.2083in"/>
      <style:text-properties fo:hyphenate="true"/>
    </style:style>
    <style:style style:name="T50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50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50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510" style:family="table-row">
      <style:table-row-properties/>
    </style:style>
    <style:style style:name="TableCell511" style:family="table-cell">
      <style:table-cell-properties fo:border="none" fo:background-color="#FFFFFF" style:writing-mode="lr-tb" fo:padding-top="0in" fo:padding-left="0.1041in" fo:padding-bottom="0in" fo:padding-right="0.1041in" fo:wrap-option="no-wrap"/>
    </style:style>
    <style:style style:name="P51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513" style:family="table-cell">
      <style:table-cell-properties fo:border="none" fo:background-color="#FFFFFF" style:writing-mode="lr-tb" fo:padding-top="0in" fo:padding-left="0.1041in" fo:padding-bottom="0in" fo:padding-right="0.1041in"/>
    </style:style>
    <style:style style:name="P514" style:parent-style-name="Обычный" style:family="paragraph">
      <style:paragraph-properties fo:widows="2" fo:orphans="2" style:vertical-align="auto" style:line-height-at-least="0.2083in"/>
      <style:text-properties fo:hyphenate="true"/>
    </style:style>
    <style:style style:name="T51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1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51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518" style:family="table-row">
      <style:table-row-properties/>
    </style:style>
    <style:style style:name="TableCell519" style:family="table-cell">
      <style:table-cell-properties fo:border="none" fo:background-color="#FFFFFF" style:writing-mode="lr-tb" fo:padding-top="0in" fo:padding-left="0.1041in" fo:padding-bottom="0in" fo:padding-right="0.1041in" fo:wrap-option="no-wrap"/>
    </style:style>
    <style:style style:name="P52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521" style:family="table-cell">
      <style:table-cell-properties fo:border="none" fo:background-color="#FFFFFF" style:writing-mode="lr-tb" fo:padding-top="0in" fo:padding-left="0.1041in" fo:padding-bottom="0in" fo:padding-right="0.1041in"/>
    </style:style>
    <style:style style:name="P522" style:parent-style-name="Обычный" style:family="paragraph">
      <style:paragraph-properties fo:widows="2" fo:orphans="2" style:vertical-align="auto" style:line-height-at-least="0.2083in"/>
      <style:text-properties fo:hyphenate="true"/>
    </style:style>
    <style:style style:name="T523"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52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2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26"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527"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2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2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53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3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53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533" style:family="table-row">
      <style:table-row-properties/>
    </style:style>
    <style:style style:name="TableCell534" style:family="table-cell">
      <style:table-cell-properties fo:border="none" fo:background-color="#FFFFFF" style:writing-mode="lr-tb" fo:padding-top="0in" fo:padding-left="0.1041in" fo:padding-bottom="0in" fo:padding-right="0.1041in" fo:wrap-option="no-wrap"/>
    </style:style>
    <style:style style:name="P535"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536" style:family="table-cell">
      <style:table-cell-properties fo:border="none" fo:background-color="#FFFFFF" style:writing-mode="lr-tb" fo:padding-top="0in" fo:padding-left="0.1041in" fo:padding-bottom="0in" fo:padding-right="0.1041in"/>
    </style:style>
    <style:style style:name="P537" style:parent-style-name="Обычный" style:family="paragraph">
      <style:paragraph-properties fo:widows="2" fo:orphans="2" style:vertical-align="auto" style:line-height-at-least="0.2083in"/>
      <style:text-properties fo:hyphenate="true"/>
    </style:style>
    <style:style style:name="T53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53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40"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41"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542"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43"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54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4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546"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4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548" style:family="table-row">
      <style:table-row-properties/>
    </style:style>
    <style:style style:name="TableCell549" style:family="table-cell">
      <style:table-cell-properties fo:border="none" fo:background-color="#FFFFFF" style:writing-mode="lr-tb" fo:padding-top="0in" fo:padding-left="0.1041in" fo:padding-bottom="0in" fo:padding-right="0.1041in" fo:wrap-option="no-wrap"/>
    </style:style>
    <style:style style:name="P55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551" style:family="table-cell">
      <style:table-cell-properties fo:border="none" fo:background-color="#FFFFFF" style:writing-mode="lr-tb" fo:padding-top="0in" fo:padding-left="0.1041in" fo:padding-bottom="0in" fo:padding-right="0.1041in"/>
    </style:style>
    <style:style style:name="P55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P553"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fo:font-size="11pt" style:font-size-asian="11pt" style:font-size-complex="11pt" style:language-asian="ru" style:country-asian="RU" style:language-complex="ar" style:country-complex="SA" fo:hyphenate="true"/>
    </style:style>
    <style:style style:name="TableRow554" style:family="table-row">
      <style:table-row-properties/>
    </style:style>
    <style:style style:name="TableCell555" style:family="table-cell">
      <style:table-cell-properties fo:border="none" fo:background-color="#FFFFFF" style:writing-mode="lr-tb" fo:padding-top="0in" fo:padding-left="0.1041in" fo:padding-bottom="0in" fo:padding-right="0.1041in" fo:wrap-option="no-wrap"/>
    </style:style>
    <style:style style:name="P556"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fo:font-size="11pt" style:font-size-asian="11pt" style:font-size-complex="11pt" style:language-asian="ru" style:country-asian="RU" style:language-complex="ar" style:country-complex="SA" fo:hyphenate="true"/>
    </style:style>
    <style:style style:name="TableCell557" style:family="table-cell">
      <style:table-cell-properties fo:border="none" fo:background-color="#FFFFFF" style:writing-mode="lr-tb" fo:padding-top="0in" fo:padding-left="0.1041in" fo:padding-bottom="0in" fo:padding-right="0.1041in"/>
    </style:style>
    <style:style style:name="P558" style:parent-style-name="Обычный" style:family="paragraph">
      <style:paragraph-properties fo:widows="2" fo:orphans="2" style:vertical-align="auto" style:line-height-at-least="0.2083in"/>
      <style:text-properties fo:hyphenate="true"/>
    </style:style>
    <style:style style:name="T55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56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56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562" style:family="table-row">
      <style:table-row-properties/>
    </style:style>
    <style:style style:name="TableCell563" style:family="table-cell">
      <style:table-cell-properties fo:border="none" fo:background-color="#FFFFFF" style:writing-mode="lr-tb" fo:padding-top="0in" fo:padding-left="0.1041in" fo:padding-bottom="0in" fo:padding-right="0.1041in" fo:wrap-option="no-wrap"/>
    </style:style>
    <style:style style:name="P56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565" style:family="table-cell">
      <style:table-cell-properties fo:border="none" fo:background-color="#FFFFFF" style:writing-mode="lr-tb" fo:padding-top="0in" fo:padding-left="0.1041in" fo:padding-bottom="0in" fo:padding-right="0.1041in"/>
    </style:style>
    <style:style style:name="P566" style:parent-style-name="Обычный" style:family="paragraph">
      <style:paragraph-properties fo:widows="2" fo:orphans="2" style:vertical-align="auto" style:line-height-at-least="0.2083in"/>
      <style:text-properties fo:hyphenate="true"/>
    </style:style>
    <style:style style:name="T56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6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56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70"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57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572" style:family="table-row">
      <style:table-row-properties/>
    </style:style>
    <style:style style:name="TableCell573" style:family="table-cell">
      <style:table-cell-properties fo:border="none" fo:background-color="#FFFFFF" style:writing-mode="lr-tb" fo:padding-top="0in" fo:padding-left="0.1041in" fo:padding-bottom="0in" fo:padding-right="0.1041in" fo:wrap-option="no-wrap"/>
    </style:style>
    <style:style style:name="P57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575" style:family="table-cell">
      <style:table-cell-properties fo:border="none" fo:background-color="#FFFFFF" style:writing-mode="lr-tb" fo:padding-top="0in" fo:padding-left="0.1041in" fo:padding-bottom="0in" fo:padding-right="0.1041in"/>
    </style:style>
    <style:style style:name="P576" style:parent-style-name="Обычный" style:family="paragraph">
      <style:paragraph-properties fo:widows="2" fo:orphans="2" style:vertical-align="auto" style:line-height-at-least="0.2083in"/>
      <style:text-properties fo:hyphenate="true"/>
    </style:style>
    <style:style style:name="T57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57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79"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80"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581"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8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8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58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8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58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587" style:family="table-row">
      <style:table-row-properties/>
    </style:style>
    <style:style style:name="TableCell588" style:family="table-cell">
      <style:table-cell-properties fo:border="none" fo:background-color="#FFFFFF" style:writing-mode="lr-tb" fo:padding-top="0in" fo:padding-left="0.1041in" fo:padding-bottom="0in" fo:padding-right="0.1041in" fo:wrap-option="no-wrap"/>
    </style:style>
    <style:style style:name="P589"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590" style:family="table-cell">
      <style:table-cell-properties fo:border="none" fo:background-color="#FFFFFF" style:writing-mode="lr-tb" fo:padding-top="0in" fo:padding-left="0.1041in" fo:padding-bottom="0in" fo:padding-right="0.1041in"/>
    </style:style>
    <style:style style:name="P591" style:parent-style-name="Обычный" style:family="paragraph">
      <style:paragraph-properties fo:widows="2" fo:orphans="2" style:vertical-align="auto" style:line-height-at-least="0.2083in"/>
      <style:text-properties fo:hyphenate="true"/>
    </style:style>
    <style:style style:name="T59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59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59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9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596"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97"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598"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59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600" style:family="table-row">
      <style:table-row-properties/>
    </style:style>
    <style:style style:name="TableCell601" style:family="table-cell">
      <style:table-cell-properties fo:border="none" fo:background-color="#FFFFFF" style:writing-mode="lr-tb" fo:padding-top="0in" fo:padding-left="0.1041in" fo:padding-bottom="0in" fo:padding-right="0.1041in" fo:wrap-option="no-wrap"/>
    </style:style>
    <style:style style:name="P60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603" style:family="table-cell">
      <style:table-cell-properties fo:border="none" fo:background-color="#FFFFFF" style:writing-mode="lr-tb" fo:padding-top="0in" fo:padding-left="0.1041in" fo:padding-bottom="0in" fo:padding-right="0.1041in"/>
    </style:style>
    <style:style style:name="P60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P605"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fo:font-size="11pt" style:font-size-asian="11pt" style:font-size-complex="11pt" style:language-asian="ru" style:country-asian="RU" style:language-complex="ar" style:country-complex="SA" fo:hyphenate="true"/>
    </style:style>
    <style:style style:name="TableRow606" style:family="table-row">
      <style:table-row-properties/>
    </style:style>
    <style:style style:name="TableCell607" style:family="table-cell">
      <style:table-cell-properties fo:border="none" fo:background-color="#FFFFFF" style:writing-mode="lr-tb" fo:padding-top="0in" fo:padding-left="0.1041in" fo:padding-bottom="0in" fo:padding-right="0.1041in" fo:wrap-option="no-wrap"/>
    </style:style>
    <style:style style:name="P608"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fo:font-size="11pt" style:font-size-asian="11pt" style:font-size-complex="11pt" style:language-asian="ru" style:country-asian="RU" style:language-complex="ar" style:country-complex="SA" fo:hyphenate="true"/>
    </style:style>
    <style:style style:name="TableCell609" style:family="table-cell">
      <style:table-cell-properties fo:border="none" fo:background-color="#FFFFFF" style:writing-mode="lr-tb" fo:padding-top="0in" fo:padding-left="0.1041in" fo:padding-bottom="0in" fo:padding-right="0.1041in"/>
    </style:style>
    <style:style style:name="P610" style:parent-style-name="Обычный" style:family="paragraph">
      <style:paragraph-properties fo:widows="2" fo:orphans="2" style:vertical-align="auto" style:line-height-at-least="0.2083in"/>
      <style:text-properties fo:hyphenate="true"/>
    </style:style>
    <style:style style:name="T61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61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fo:language="ru" fo:country="RU" style:language-asian="ru" style:country-asian="RU" style:language-complex="ar" style:country-complex="SA"/>
    </style:style>
    <style:style style:name="T61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style:style>
    <style:style style:name="TableRow614" style:family="table-row">
      <style:table-row-properties/>
    </style:style>
    <style:style style:name="TableCell615" style:family="table-cell">
      <style:table-cell-properties fo:border="none" fo:background-color="#FFFFFF" style:writing-mode="lr-tb" fo:padding-top="0in" fo:padding-left="0.1041in" fo:padding-bottom="0in" fo:padding-right="0.1041in" fo:wrap-option="no-wrap"/>
    </style:style>
    <style:style style:name="P616"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fo:language="ru" fo:country="RU" style:language-asian="ru" style:country-asian="RU" style:language-complex="ar" style:country-complex="SA" fo:hyphenate="true"/>
    </style:style>
    <style:style style:name="TableCell617" style:family="table-cell">
      <style:table-cell-properties fo:border="none" fo:background-color="#FFFFFF" style:writing-mode="lr-tb" fo:padding-top="0in" fo:padding-left="0.1041in" fo:padding-bottom="0in" fo:padding-right="0.1041in"/>
    </style:style>
    <style:style style:name="P618" style:parent-style-name="Обычный" style:family="paragraph">
      <style:paragraph-properties fo:widows="2" fo:orphans="2" style:vertical-align="auto" style:line-height-at-least="0.2083in"/>
      <style:text-properties fo:hyphenate="true"/>
    </style:style>
    <style:style style:name="T61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2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2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2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2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24" style:parent-style-name="Основнойшрифтабзаца" style:family="text">
      <style:text-properties style:font-name="Courier New" style:font-name-asian="Times New Roman" style:font-name-complex="Courier New" fo:color="#E36209" style:letter-kerning="false" fo:font-size="11pt" style:font-size-asian="11pt" style:font-size-complex="11pt" style:language-asian="ru" style:country-asian="RU" style:language-complex="ar" style:country-complex="SA"/>
    </style:style>
    <style:style style:name="T62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2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27"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2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2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3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3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3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3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3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3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3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3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3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39"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4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4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4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4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4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4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4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47"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4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4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50"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5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652" style:family="table-row">
      <style:table-row-properties/>
    </style:style>
    <style:style style:name="TableCell653" style:family="table-cell">
      <style:table-cell-properties fo:border="none" fo:background-color="#FFFFFF" style:writing-mode="lr-tb" fo:padding-top="0in" fo:padding-left="0.1041in" fo:padding-bottom="0in" fo:padding-right="0.1041in" fo:wrap-option="no-wrap"/>
    </style:style>
    <style:style style:name="P65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655" style:family="table-cell">
      <style:table-cell-properties fo:border="none" fo:background-color="#FFFFFF" style:writing-mode="lr-tb" fo:padding-top="0in" fo:padding-left="0.1041in" fo:padding-bottom="0in" fo:padding-right="0.1041in"/>
    </style:style>
    <style:style style:name="P656" style:parent-style-name="Обычный" style:family="paragraph">
      <style:paragraph-properties fo:widows="2" fo:orphans="2" style:vertical-align="auto" style:line-height-at-least="0.2083in"/>
      <style:text-properties fo:hyphenate="true"/>
    </style:style>
    <style:style style:name="T65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5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59"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60"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61"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6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6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6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6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6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ableRow667" style:family="table-row">
      <style:table-row-properties/>
    </style:style>
    <style:style style:name="TableCell668" style:family="table-cell">
      <style:table-cell-properties fo:border="none" fo:background-color="#FFFFFF" style:writing-mode="lr-tb" fo:padding-top="0in" fo:padding-left="0.1041in" fo:padding-bottom="0in" fo:padding-right="0.1041in" fo:wrap-option="no-wrap"/>
    </style:style>
    <style:style style:name="P669"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fo:hyphenate="true"/>
    </style:style>
    <style:style style:name="TableCell670" style:family="table-cell">
      <style:table-cell-properties fo:border="none" fo:background-color="#FFFFFF" style:writing-mode="lr-tb" fo:padding-top="0in" fo:padding-left="0.1041in" fo:padding-bottom="0in" fo:padding-right="0.1041in"/>
    </style:style>
    <style:style style:name="P671" style:parent-style-name="Обычный" style:family="paragraph">
      <style:paragraph-properties fo:widows="2" fo:orphans="2" style:vertical-align="auto" style:line-height-at-least="0.2083in"/>
      <style:text-properties fo:hyphenate="true"/>
    </style:style>
    <style:style style:name="T67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7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7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7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676"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77"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678"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79"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680"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81"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682"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83"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fo:language="ru" fo:country="RU" style:language-asian="ru" style:country-asian="RU" style:language-complex="ar" style:country-complex="SA"/>
    </style:style>
    <style:style style:name="T68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11pt" style:language-asian="ru" style:country-asian="RU" style:language-complex="ar" style:country-complex="SA"/>
    </style:style>
    <style:style style:name="T68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86"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8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88" style:parent-style-name="Основнойшрифтабзаца" style:family="text">
      <style:text-properties style:font-name="Courier New" style:font-name-asian="Times New Roman" style:font-name-complex="Courier New" fo:color="#E36209" style:letter-kerning="false" fo:font-size="11pt" style:font-size-asian="11pt" style:font-size-complex="11pt" style:language-asian="ru" style:country-asian="RU" style:language-complex="ar" style:country-complex="SA"/>
    </style:style>
    <style:style style:name="T68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9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9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9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69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9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9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9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9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69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69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70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701"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70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703"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70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70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706"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707"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70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70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71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T71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71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71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11pt" style:language-asian="ru" style:country-asian="RU" style:language-complex="ar" style:country-complex="SA"/>
    </style:style>
    <style:style style:name="T714"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11pt" style:language-asian="ru" style:country-asian="RU" style:language-complex="ar" style:country-complex="SA"/>
    </style:style>
    <style:style style:name="T71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11pt" style:language-asian="ru" style:country-asian="RU" style:language-complex="ar" style:country-complex="SA"/>
    </style:style>
    <style:style style:name="P716" style:parent-style-name="Standard" style:family="paragraph">
      <style:paragraph-properties fo:text-align="justify"/>
    </style:style>
    <style:style style:name="T717"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71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719"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0" style:parent-style-name="Основнойшрифтабзаца" style:family="text">
      <style:text-properties style:font-name="Courier New" style:font-name-asian="Times New Roman" style:font-name-complex="Courier New" fo:font-weight="bold" style:font-weight-asian="bold" style:font-weight-complex="bold" fo:color="#008000" style:letter-kerning="false" fo:font-size="10.5pt" style:font-size-asian="10.5pt" style:font-size-complex="10.5pt" style:language-asian="ru" style:country-asian="RU" style:language-complex="ar" style:country-complex="SA"/>
    </style:style>
    <style:style style:name="T721"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22" style:parent-style-name="Основнойшрифтабзаца" style:family="text">
      <style:text-properties style:font-name="Courier New" style:font-name-asian="Times New Roman" style:font-name-complex="Courier New" fo:font-weight="bold" style:font-weight-asian="bold" style:font-weight-complex="bold" fo:color="#0000FF" style:letter-kerning="false" fo:font-size="10.5pt" style:font-size-asian="10.5pt" style:font-size-complex="10.5pt" style:language-asian="ru" style:country-asian="RU" style:language-complex="ar" style:country-complex="SA"/>
    </style:style>
    <style:style style:name="T723"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24" style:parent-style-name="Основнойшрифтабзаца" style:family="text">
      <style:text-properties style:font-name="Courier New" style:font-name-asian="Times New Roman" style:font-name-complex="Courier New" fo:font-weight="bold" style:font-weight-asian="bold" style:font-weight-complex="bold" fo:color="#008000" style:letter-kerning="false" fo:font-size="10.5pt" style:font-size-asian="10.5pt" style:font-size-complex="10.5pt" style:language-asian="ru" style:country-asian="RU" style:language-complex="ar" style:country-complex="SA"/>
    </style:style>
    <style:style style:name="T725"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26" style:parent-style-name="Основнойшрифтабзаца" style:family="text">
      <style:text-properties style:font-name="Courier New" style:font-name-asian="Times New Roman" style:font-name-complex="Courier New" fo:font-weight="bold" style:font-weight-asian="bold" style:font-weight-complex="bold" fo:color="#0000FF" style:letter-kerning="false" fo:font-size="10.5pt" style:font-size-asian="10.5pt" style:font-size-complex="10.5pt" style:language-asian="ru" style:country-asian="RU" style:language-complex="ar" style:country-complex="SA"/>
    </style:style>
    <style:style style:name="P727"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8" style:parent-style-name="Основнойшрифтабзаца" style:family="text">
      <style:text-properties style:font-name="Courier New" style:font-name-asian="Times New Roman" style:font-name-complex="Courier New" fo:font-weight="bold" style:font-weight-asian="bold" style:font-weight-complex="bold" fo:color="#008000" style:letter-kerning="false" fo:font-size="10.5pt" style:font-size-asian="10.5pt" style:font-size-complex="10.5pt" style:language-asian="ru" style:country-asian="RU" style:language-complex="ar" style:country-complex="SA"/>
    </style:style>
    <style:style style:name="T729"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30" style:parent-style-name="Основнойшрифтабзаца" style:family="text">
      <style:text-properties style:font-name="Courier New" style:font-name-asian="Times New Roman" style:font-name-complex="Courier New" fo:font-weight="bold" style:font-weight-asian="bold" style:font-weight-complex="bold" fo:color="#0000FF" style:letter-kerning="false" fo:font-size="10.5pt" style:font-size-asian="10.5pt" style:font-size-complex="10.5pt" style:language-asian="ru" style:country-asian="RU" style:language-complex="ar" style:country-complex="SA"/>
    </style:style>
    <style:style style:name="T731"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32" style:parent-style-name="Основнойшрифтабзаца" style:family="text">
      <style:text-properties style:font-name="Courier New" style:font-name-asian="Times New Roman" style:font-name-complex="Courier New" fo:font-weight="bold" style:font-weight-asian="bold" style:font-weight-complex="bold" fo:color="#008000" style:letter-kerning="false" fo:font-size="10.5pt" style:font-size-asian="10.5pt" style:font-size-complex="10.5pt" style:language-asian="ru" style:country-asian="RU" style:language-complex="ar" style:country-complex="SA"/>
    </style:style>
    <style:style style:name="T733"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34" style:parent-style-name="Основнойшрифтабзаца" style:family="text">
      <style:text-properties style:font-name="Courier New" style:font-name-asian="Times New Roman" style:font-name-complex="Courier New" fo:font-weight="bold" style:font-weight-asian="bold" style:font-weight-complex="bold" fo:color="#0000FF" style:letter-kerning="false" fo:font-size="10.5pt" style:font-size-asian="10.5pt" style:font-size-complex="10.5pt" style:language-asian="ru" style:country-asian="RU" style:language-complex="ar" style:country-complex="SA"/>
    </style:style>
    <style:style style:name="P735"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6"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37"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38"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39"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P740"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1"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42"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43"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44"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45"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P746"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fo:hyphenate="true"/>
    </style:style>
    <style:style style:name="P747"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8"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49"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50"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51"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52"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P753"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4"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55"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56"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57"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58"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59"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P760"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1"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62"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63"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64"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65"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66"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67"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68"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P769"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0"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71"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72"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73"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74"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75"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76"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77"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P778"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9"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80"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81"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82"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83"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P784"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fo:hyphenate="true"/>
    </style:style>
    <style:style style:name="P785"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fo:hyphenate="true"/>
    </style:style>
    <style:style style:name="P786"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7"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88"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89"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90"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91"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T792" style:parent-style-name="Основнойшрифтабзаца" style:family="text">
      <style:text-properties style:font-name="Courier New" style:font-name-asian="Times New Roman" style:font-name-complex="Courier New" fo:color="#666666" style:letter-kerning="false" fo:font-size="10.5pt" style:font-size-asian="10.5pt" style:font-size-complex="10.5pt" style:language-asian="ru" style:country-asian="RU" style:language-complex="ar" style:country-complex="SA"/>
    </style:style>
    <style:style style:name="T793"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style:language-asian="ru" style:country-asian="RU" style:language-complex="ar" style:country-complex="SA"/>
    </style:style>
    <style:style style:name="P794" style:parent-style-name="Обычный" style:family="paragraph">
      <style:paragraph-properties fo:widows="2" fo:orphans="2" style:line-break="normal"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5" style:parent-style-name="Основнойшрифтабзаца" style:family="text">
      <style:text-properties style:font-name="Courier New" style:font-name-asian="Times New Roman" style:font-name-complex="Courier New" fo:color="#008000" style:letter-kerning="false" fo:font-size="10.5pt" style:font-size-asian="10.5pt" style:font-size-complex="10.5pt" fo:language="ru" fo:country="RU" style:language-asian="ru" style:country-asian="RU" style:language-complex="ar" style:country-complex="SA"/>
    </style:style>
    <style:style style:name="T796" style:parent-style-name="Основнойшрифтабзаца" style:family="text">
      <style:text-properties style:font-name="Courier New" style:font-name-asian="Times New Roman" style:font-name-complex="Courier New" fo:color="#333333" style:letter-kerning="false" fo:font-size="10.5pt" style:font-size-asian="10.5pt" style:font-size-complex="10.5pt" fo:language="ru" fo:country="RU" style:language-asian="ru" style:country-asian="RU" style:language-complex="ar" style:country-complex="SA"/>
    </style:style>
    <style:style style:name="P797" style:parent-style-name="Standard" style:family="paragraph">
      <style:paragraph-properties fo:text-align="justify"/>
    </style:style>
    <style:style style:name="T79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79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800"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80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802"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80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804"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805"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80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807"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80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80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810"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81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T812"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ableColumn814" style:family="table-column">
      <style:table-column-properties style:column-width="0.759in"/>
    </style:style>
    <style:style style:name="TableColumn815" style:family="table-column">
      <style:table-column-properties style:column-width="5.934in"/>
    </style:style>
    <style:style style:name="Table813" style:family="table">
      <style:table-properties style:width="6.693in" fo:margin-left="0in" table:align="left"/>
    </style:style>
    <style:style style:name="TableRow816" style:family="table-row">
      <style:table-row-properties/>
    </style:style>
    <style:style style:name="TableCell817" style:family="table-cell">
      <style:table-cell-properties fo:border="none" fo:background-color="#FFFFFF" style:writing-mode="lr-tb" fo:padding-top="0in" fo:padding-left="0.1041in" fo:padding-bottom="0in" fo:padding-right="0.1041in"/>
    </style:style>
    <style:style style:name="P818" style:parent-style-name="Обычный" style:family="paragraph">
      <style:paragraph-properties fo:widows="2" fo:orphans="2" style:vertical-align="auto" style:line-height-at-least="0.2083in"/>
      <style:text-properties fo:hyphenate="true"/>
    </style:style>
    <style:style style:name="T81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2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82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2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2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Cell824" style:family="table-cell">
      <style:table-cell-properties fo:border="none" style:writing-mode="lr-tb" fo:padding-top="0in" fo:padding-left="0.0069in" fo:padding-bottom="0in" fo:padding-right="0.0069in"/>
    </style:style>
    <style:style style:name="P825" style:parent-style-name="Обычный" style:family="paragraph">
      <style:paragraph-properties fo:widows="2" fo:orphans="2" style:vertical-align="auto" style:line-height-at-least="0.2083in"/>
      <style:text-properties fo:hyphenate="true"/>
    </style:style>
    <style:style style:name="TableRow826" style:family="table-row">
      <style:table-row-properties/>
    </style:style>
    <style:style style:name="TableCell827" style:family="table-cell">
      <style:table-cell-properties fo:border="none" fo:background-color="#FFFFFF" style:writing-mode="lr-tb" fo:padding-top="0in" fo:padding-left="0.1041in" fo:padding-bottom="0in" fo:padding-right="0.1041in" fo:wrap-option="no-wrap"/>
    </style:style>
    <style:style style:name="P828"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829" style:family="table-cell">
      <style:table-cell-properties fo:border="none" fo:background-color="#FFFFFF" style:writing-mode="lr-tb" fo:padding-top="0in" fo:padding-left="0.1041in" fo:padding-bottom="0in" fo:padding-right="0.1041in"/>
    </style:style>
    <style:style style:name="P830" style:parent-style-name="Обычный" style:family="paragraph">
      <style:paragraph-properties fo:widows="2" fo:orphans="2" style:vertical-align="auto" style:line-height-at-least="0.2083in"/>
      <style:text-properties fo:hyphenate="true"/>
    </style:style>
    <style:style style:name="T83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83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83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83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835" style:family="table-row">
      <style:table-row-properties/>
    </style:style>
    <style:style style:name="TableCell836" style:family="table-cell">
      <style:table-cell-properties fo:border="none" fo:background-color="#FFFFFF" style:writing-mode="lr-tb" fo:padding-top="0in" fo:padding-left="0.1041in" fo:padding-bottom="0in" fo:padding-right="0.1041in" fo:wrap-option="no-wrap"/>
    </style:style>
    <style:style style:name="P837"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838" style:family="table-cell">
      <style:table-cell-properties fo:border="none" fo:background-color="#FFFFFF" style:writing-mode="lr-tb" fo:padding-top="0in" fo:padding-left="0.1041in" fo:padding-bottom="0in" fo:padding-right="0.1041in"/>
    </style:style>
    <style:style style:name="P839" style:parent-style-name="Обычный" style:family="paragraph">
      <style:paragraph-properties fo:widows="2" fo:orphans="2" style:vertical-align="auto" style:line-height-at-least="0.2083in"/>
      <style:text-properties fo:hyphenate="true"/>
    </style:style>
    <style:style style:name="T84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4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842" style:family="table-row">
      <style:table-row-properties/>
    </style:style>
    <style:style style:name="TableCell843" style:family="table-cell">
      <style:table-cell-properties fo:border="none" fo:background-color="#FFFFFF" style:writing-mode="lr-tb" fo:padding-top="0in" fo:padding-left="0.1041in" fo:padding-bottom="0in" fo:padding-right="0.1041in" fo:wrap-option="no-wrap"/>
    </style:style>
    <style:style style:name="P84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845" style:family="table-cell">
      <style:table-cell-properties fo:border="none" fo:background-color="#FFFFFF" style:writing-mode="lr-tb" fo:padding-top="0in" fo:padding-left="0.1041in" fo:padding-bottom="0in" fo:padding-right="0.1041in"/>
    </style:style>
    <style:style style:name="P846"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P847"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style:font-size-complex="10pt" fo:language="ru" fo:country="RU" style:language-asian="ru" style:country-asian="RU" style:language-complex="ar" style:country-complex="SA" fo:hyphenate="true"/>
    </style:style>
    <style:style style:name="TableRow848" style:family="table-row">
      <style:table-row-properties/>
    </style:style>
    <style:style style:name="TableCell849" style:family="table-cell">
      <style:table-cell-properties fo:border="none" fo:background-color="#FFFFFF" style:writing-mode="lr-tb" fo:padding-top="0in" fo:padding-left="0.1041in" fo:padding-bottom="0in" fo:padding-right="0.1041in" fo:wrap-option="no-wrap"/>
    </style:style>
    <style:style style:name="P850"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style:font-size-complex="10pt" fo:language="ru" fo:country="RU" style:language-asian="ru" style:country-asian="RU" style:language-complex="ar" style:country-complex="SA" fo:hyphenate="true"/>
    </style:style>
    <style:style style:name="TableCell851" style:family="table-cell">
      <style:table-cell-properties fo:border="none" fo:background-color="#FFFFFF" style:writing-mode="lr-tb" fo:padding-top="0in" fo:padding-left="0.1041in" fo:padding-bottom="0in" fo:padding-right="0.1041in"/>
    </style:style>
    <style:style style:name="P852" style:parent-style-name="Обычный" style:family="paragraph">
      <style:paragraph-properties fo:widows="2" fo:orphans="2" style:vertical-align="auto" style:line-height-at-least="0.2083in"/>
      <style:text-properties fo:hyphenate="true"/>
    </style:style>
    <style:style style:name="T85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5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55"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fo:language="ru" fo:country="RU" style:language-asian="ru" style:country-asian="RU" style:language-complex="ar" style:country-complex="SA"/>
    </style:style>
    <style:style style:name="TableRow856" style:family="table-row">
      <style:table-row-properties/>
    </style:style>
    <style:style style:name="TableCell857" style:family="table-cell">
      <style:table-cell-properties fo:border="none" fo:background-color="#FFFFFF" style:writing-mode="lr-tb" fo:padding-top="0in" fo:padding-left="0.1041in" fo:padding-bottom="0in" fo:padding-right="0.1041in" fo:wrap-option="no-wrap"/>
    </style:style>
    <style:style style:name="P858"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859" style:family="table-cell">
      <style:table-cell-properties fo:border="none" fo:background-color="#FFFFFF" style:writing-mode="lr-tb" fo:padding-top="0in" fo:padding-left="0.1041in" fo:padding-bottom="0in" fo:padding-right="0.1041in"/>
    </style:style>
    <style:style style:name="P860" style:parent-style-name="Обычный" style:family="paragraph">
      <style:paragraph-properties fo:widows="2" fo:orphans="2" style:vertical-align="auto" style:line-height-at-least="0.2083in"/>
      <style:text-properties fo:hyphenate="true"/>
    </style:style>
    <style:style style:name="T86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86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86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864" style:family="table-row">
      <style:table-row-properties/>
    </style:style>
    <style:style style:name="TableCell865" style:family="table-cell">
      <style:table-cell-properties fo:border="none" fo:background-color="#FFFFFF" style:writing-mode="lr-tb" fo:padding-top="0in" fo:padding-left="0.1041in" fo:padding-bottom="0in" fo:padding-right="0.1041in" fo:wrap-option="no-wrap"/>
    </style:style>
    <style:style style:name="P866"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867" style:family="table-cell">
      <style:table-cell-properties fo:border="none" fo:background-color="#FFFFFF" style:writing-mode="lr-tb" fo:padding-top="0in" fo:padding-left="0.1041in" fo:padding-bottom="0in" fo:padding-right="0.1041in"/>
    </style:style>
    <style:style style:name="P868" style:parent-style-name="Обычный" style:family="paragraph">
      <style:paragraph-properties fo:widows="2" fo:orphans="2" style:vertical-align="auto" style:line-height-at-least="0.2083in"/>
      <style:text-properties fo:hyphenate="true"/>
    </style:style>
    <style:style style:name="T86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7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7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872" style:family="table-row">
      <style:table-row-properties/>
    </style:style>
    <style:style style:name="TableCell873" style:family="table-cell">
      <style:table-cell-properties fo:border="none" fo:background-color="#FFFFFF" style:writing-mode="lr-tb" fo:padding-top="0in" fo:padding-left="0.1041in" fo:padding-bottom="0in" fo:padding-right="0.1041in" fo:wrap-option="no-wrap"/>
    </style:style>
    <style:style style:name="P87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875" style:family="table-cell">
      <style:table-cell-properties fo:border="none" fo:background-color="#FFFFFF" style:writing-mode="lr-tb" fo:padding-top="0in" fo:padding-left="0.1041in" fo:padding-bottom="0in" fo:padding-right="0.1041in"/>
    </style:style>
    <style:style style:name="P876" style:parent-style-name="Обычный" style:family="paragraph">
      <style:paragraph-properties fo:widows="2" fo:orphans="2" style:vertical-align="auto" style:line-height-at-least="0.2083in"/>
      <style:text-properties fo:hyphenate="true"/>
    </style:style>
    <style:style style:name="T87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7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7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880" style:family="table-row">
      <style:table-row-properties/>
    </style:style>
    <style:style style:name="TableCell881" style:family="table-cell">
      <style:table-cell-properties fo:border="none" fo:background-color="#FFFFFF" style:writing-mode="lr-tb" fo:padding-top="0in" fo:padding-left="0.1041in" fo:padding-bottom="0in" fo:padding-right="0.1041in" fo:wrap-option="no-wrap"/>
    </style:style>
    <style:style style:name="P88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883" style:family="table-cell">
      <style:table-cell-properties fo:border="none" fo:background-color="#FFFFFF" style:writing-mode="lr-tb" fo:padding-top="0in" fo:padding-left="0.1041in" fo:padding-bottom="0in" fo:padding-right="0.1041in"/>
    </style:style>
    <style:style style:name="P884" style:parent-style-name="Обычный" style:family="paragraph">
      <style:paragraph-properties fo:widows="2" fo:orphans="2" style:vertical-align="auto" style:line-height-at-least="0.2083in"/>
      <style:text-properties fo:hyphenate="true"/>
    </style:style>
    <style:style style:name="T88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8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8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8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fo:language="ru" fo:country="RU" style:language-asian="ru" style:country-asian="RU" style:language-complex="ar" style:country-complex="SA"/>
    </style:style>
    <style:style style:name="T88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890" style:family="table-row">
      <style:table-row-properties/>
    </style:style>
    <style:style style:name="TableCell891" style:family="table-cell">
      <style:table-cell-properties fo:border="none" fo:background-color="#FFFFFF" style:writing-mode="lr-tb" fo:padding-top="0in" fo:padding-left="0.1041in" fo:padding-bottom="0in" fo:padding-right="0.1041in" fo:wrap-option="no-wrap"/>
    </style:style>
    <style:style style:name="P89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893" style:family="table-cell">
      <style:table-cell-properties fo:border="none" fo:background-color="#FFFFFF" style:writing-mode="lr-tb" fo:padding-top="0in" fo:padding-left="0.1041in" fo:padding-bottom="0in" fo:padding-right="0.1041in"/>
    </style:style>
    <style:style style:name="P894" style:parent-style-name="Обычный" style:family="paragraph">
      <style:paragraph-properties fo:widows="2" fo:orphans="2" style:vertical-align="auto" style:line-height-at-least="0.2083in"/>
      <style:text-properties fo:hyphenate="true"/>
    </style:style>
    <style:style style:name="T89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9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89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89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fo:language="ru" fo:country="RU" style:language-asian="ru" style:country-asian="RU" style:language-complex="ar" style:country-complex="SA"/>
    </style:style>
    <style:style style:name="T89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900" style:family="table-row">
      <style:table-row-properties/>
    </style:style>
    <style:style style:name="TableCell901" style:family="table-cell">
      <style:table-cell-properties fo:border="none" fo:background-color="#FFFFFF" style:writing-mode="lr-tb" fo:padding-top="0in" fo:padding-left="0.1041in" fo:padding-bottom="0in" fo:padding-right="0.1041in" fo:wrap-option="no-wrap"/>
    </style:style>
    <style:style style:name="P90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903" style:family="table-cell">
      <style:table-cell-properties fo:border="none" fo:background-color="#FFFFFF" style:writing-mode="lr-tb" fo:padding-top="0in" fo:padding-left="0.1041in" fo:padding-bottom="0in" fo:padding-right="0.1041in"/>
    </style:style>
    <style:style style:name="P904" style:parent-style-name="Обычный" style:family="paragraph">
      <style:paragraph-properties fo:widows="2" fo:orphans="2" style:vertical-align="auto" style:line-height-at-least="0.2083in"/>
      <style:text-properties fo:hyphenate="true"/>
    </style:style>
    <style:style style:name="T90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0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90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0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fo:language="ru" fo:country="RU" style:language-asian="ru" style:country-asian="RU" style:language-complex="ar" style:country-complex="SA"/>
    </style:style>
    <style:style style:name="TableRow909" style:family="table-row">
      <style:table-row-properties/>
    </style:style>
    <style:style style:name="TableCell910" style:family="table-cell">
      <style:table-cell-properties fo:border="none" fo:background-color="#FFFFFF" style:writing-mode="lr-tb" fo:padding-top="0in" fo:padding-left="0.1041in" fo:padding-bottom="0in" fo:padding-right="0.1041in" fo:wrap-option="no-wrap"/>
    </style:style>
    <style:style style:name="P911"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912" style:family="table-cell">
      <style:table-cell-properties fo:border="none" fo:background-color="#FFFFFF" style:writing-mode="lr-tb" fo:padding-top="0in" fo:padding-left="0.1041in" fo:padding-bottom="0in" fo:padding-right="0.1041in"/>
    </style:style>
    <style:style style:name="P913"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P914"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style:font-size-complex="10pt" fo:language="ru" fo:country="RU" style:language-asian="ru" style:country-asian="RU" style:language-complex="ar" style:country-complex="SA" fo:hyphenate="true"/>
    </style:style>
    <style:style style:name="TableRow915" style:family="table-row">
      <style:table-row-properties/>
    </style:style>
    <style:style style:name="TableCell916" style:family="table-cell">
      <style:table-cell-properties fo:border="none" fo:background-color="#FFFFFF" style:writing-mode="lr-tb" fo:padding-top="0in" fo:padding-left="0.1041in" fo:padding-bottom="0in" fo:padding-right="0.1041in" fo:wrap-option="no-wrap"/>
    </style:style>
    <style:style style:name="P917"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style:font-size-complex="10pt" fo:language="ru" fo:country="RU" style:language-asian="ru" style:country-asian="RU" style:language-complex="ar" style:country-complex="SA" fo:hyphenate="true"/>
    </style:style>
    <style:style style:name="TableCell918" style:family="table-cell">
      <style:table-cell-properties fo:border="none" fo:background-color="#FFFFFF" style:writing-mode="lr-tb" fo:padding-top="0in" fo:padding-left="0.1041in" fo:padding-bottom="0in" fo:padding-right="0.1041in"/>
    </style:style>
    <style:style style:name="P919"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P920"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style:font-size-complex="10pt" fo:language="ru" fo:country="RU" style:language-asian="ru" style:country-asian="RU" style:language-complex="ar" style:country-complex="SA" fo:hyphenate="true"/>
    </style:style>
    <style:style style:name="TableRow921" style:family="table-row">
      <style:table-row-properties/>
    </style:style>
    <style:style style:name="TableCell922" style:family="table-cell">
      <style:table-cell-properties fo:border="none" fo:background-color="#FFFFFF" style:writing-mode="lr-tb" fo:padding-top="0in" fo:padding-left="0.1041in" fo:padding-bottom="0in" fo:padding-right="0.1041in" fo:wrap-option="no-wrap"/>
    </style:style>
    <style:style style:name="P923"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style:font-size-complex="10pt" fo:language="ru" fo:country="RU" style:language-asian="ru" style:country-asian="RU" style:language-complex="ar" style:country-complex="SA" fo:hyphenate="true"/>
    </style:style>
    <style:style style:name="TableCell924" style:family="table-cell">
      <style:table-cell-properties fo:border="none" fo:background-color="#FFFFFF" style:writing-mode="lr-tb" fo:padding-top="0in" fo:padding-left="0.1041in" fo:padding-bottom="0in" fo:padding-right="0.1041in"/>
    </style:style>
    <style:style style:name="P925" style:parent-style-name="Обычный" style:family="paragraph">
      <style:paragraph-properties fo:widows="2" fo:orphans="2" style:vertical-align="auto" style:line-height-at-least="0.2083in"/>
      <style:text-properties fo:hyphenate="true"/>
    </style:style>
    <style:style style:name="T92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27"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92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929" style:family="table-row">
      <style:table-row-properties/>
    </style:style>
    <style:style style:name="TableCell930" style:family="table-cell">
      <style:table-cell-properties fo:border="none" fo:background-color="#FFFFFF" style:writing-mode="lr-tb" fo:padding-top="0in" fo:padding-left="0.1041in" fo:padding-bottom="0in" fo:padding-right="0.1041in" fo:wrap-option="no-wrap"/>
    </style:style>
    <style:style style:name="P931"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932" style:family="table-cell">
      <style:table-cell-properties fo:border="none" fo:background-color="#FFFFFF" style:writing-mode="lr-tb" fo:padding-top="0in" fo:padding-left="0.1041in" fo:padding-bottom="0in" fo:padding-right="0.1041in"/>
    </style:style>
    <style:style style:name="P933" style:parent-style-name="Обычный" style:family="paragraph">
      <style:paragraph-properties fo:widows="2" fo:orphans="2" style:vertical-align="auto" style:line-height-at-least="0.2083in"/>
      <style:text-properties fo:hyphenate="true"/>
    </style:style>
    <style:style style:name="T93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93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3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93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38" style:parent-style-name="Основнойшрифтабзаца" style:family="text">
      <style:text-properties style:font-name="Courier New" style:font-name-asian="Times New Roman" style:font-name-complex="Courier New" fo:color="#E36209" style:letter-kerning="false" fo:font-size="11pt" style:font-size-asian="11pt" style:font-size-complex="9pt" style:language-asian="ru" style:country-asian="RU" style:language-complex="ar" style:country-complex="SA"/>
    </style:style>
    <style:style style:name="T93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4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94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4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94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4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94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946" style:family="table-row">
      <style:table-row-properties/>
    </style:style>
    <style:style style:name="TableCell947" style:family="table-cell">
      <style:table-cell-properties fo:border="none" fo:background-color="#FFFFFF" style:writing-mode="lr-tb" fo:padding-top="0in" fo:padding-left="0.1041in" fo:padding-bottom="0in" fo:padding-right="0.1041in" fo:wrap-option="no-wrap"/>
    </style:style>
    <style:style style:name="P948"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949" style:family="table-cell">
      <style:table-cell-properties fo:border="none" fo:background-color="#FFFFFF" style:writing-mode="lr-tb" fo:padding-top="0in" fo:padding-left="0.1041in" fo:padding-bottom="0in" fo:padding-right="0.1041in"/>
    </style:style>
    <style:style style:name="P950" style:parent-style-name="Обычный" style:family="paragraph">
      <style:paragraph-properties fo:widows="2" fo:orphans="2" style:vertical-align="auto" style:line-height-at-least="0.2083in"/>
      <style:text-properties fo:hyphenate="true"/>
    </style:style>
    <style:style style:name="T95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5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5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95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5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95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5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fo:language="ru" fo:country="RU" style:language-asian="ru" style:country-asian="RU" style:language-complex="ar" style:country-complex="SA"/>
    </style:style>
    <style:style style:name="T95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5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96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96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96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963" style:family="table-row">
      <style:table-row-properties/>
    </style:style>
    <style:style style:name="TableCell964" style:family="table-cell">
      <style:table-cell-properties fo:border="none" fo:background-color="#FFFFFF" style:writing-mode="lr-tb" fo:padding-top="0in" fo:padding-left="0.1041in" fo:padding-bottom="0in" fo:padding-right="0.1041in" fo:wrap-option="no-wrap"/>
    </style:style>
    <style:style style:name="P965"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966" style:family="table-cell">
      <style:table-cell-properties fo:border="none" fo:background-color="#FFFFFF" style:writing-mode="lr-tb" fo:padding-top="0in" fo:padding-left="0.1041in" fo:padding-bottom="0in" fo:padding-right="0.1041in"/>
    </style:style>
    <style:style style:name="P967" style:parent-style-name="Обычный" style:family="paragraph">
      <style:paragraph-properties fo:widows="2" fo:orphans="2" style:vertical-align="auto" style:line-height-at-least="0.2083in"/>
      <style:text-properties fo:hyphenate="true"/>
    </style:style>
    <style:style style:name="T96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6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97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971" style:family="table-row">
      <style:table-row-properties/>
    </style:style>
    <style:style style:name="TableCell972" style:family="table-cell">
      <style:table-cell-properties fo:border="none" fo:background-color="#FFFFFF" style:writing-mode="lr-tb" fo:padding-top="0in" fo:padding-left="0.1041in" fo:padding-bottom="0in" fo:padding-right="0.1041in" fo:wrap-option="no-wrap"/>
    </style:style>
    <style:style style:name="P973"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974" style:family="table-cell">
      <style:table-cell-properties fo:border="none" fo:background-color="#FFFFFF" style:writing-mode="lr-tb" fo:padding-top="0in" fo:padding-left="0.1041in" fo:padding-bottom="0in" fo:padding-right="0.1041in"/>
    </style:style>
    <style:style style:name="P975" style:parent-style-name="Обычный" style:family="paragraph">
      <style:paragraph-properties fo:widows="2" fo:orphans="2" style:vertical-align="auto" style:line-height-at-least="0.2083in"/>
      <style:text-properties fo:hyphenate="true"/>
    </style:style>
    <style:style style:name="T97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7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97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79"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98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81"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98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983" style:family="table-row">
      <style:table-row-properties/>
    </style:style>
    <style:style style:name="TableCell984" style:family="table-cell">
      <style:table-cell-properties fo:border="none" fo:background-color="#FFFFFF" style:writing-mode="lr-tb" fo:padding-top="0in" fo:padding-left="0.1041in" fo:padding-bottom="0in" fo:padding-right="0.1041in" fo:wrap-option="no-wrap"/>
    </style:style>
    <style:style style:name="P985"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986" style:family="table-cell">
      <style:table-cell-properties fo:border="none" fo:background-color="#FFFFFF" style:writing-mode="lr-tb" fo:padding-top="0in" fo:padding-left="0.1041in" fo:padding-bottom="0in" fo:padding-right="0.1041in"/>
    </style:style>
    <style:style style:name="P987" style:parent-style-name="Обычный" style:family="paragraph">
      <style:paragraph-properties fo:widows="2" fo:orphans="2" style:vertical-align="auto" style:line-height-at-least="0.2083in"/>
      <style:text-properties fo:hyphenate="true"/>
    </style:style>
    <style:style style:name="T988"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98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90"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991"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992"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99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9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99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99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99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998" style:family="table-row">
      <style:table-row-properties/>
    </style:style>
    <style:style style:name="TableCell999" style:family="table-cell">
      <style:table-cell-properties fo:border="none" fo:background-color="#FFFFFF" style:writing-mode="lr-tb" fo:padding-top="0in" fo:padding-left="0.1041in" fo:padding-bottom="0in" fo:padding-right="0.1041in" fo:wrap-option="no-wrap"/>
    </style:style>
    <style:style style:name="P100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001" style:family="table-cell">
      <style:table-cell-properties fo:border="none" fo:background-color="#FFFFFF" style:writing-mode="lr-tb" fo:padding-top="0in" fo:padding-left="0.1041in" fo:padding-bottom="0in" fo:padding-right="0.1041in"/>
    </style:style>
    <style:style style:name="P1002"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P1003"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style:font-size-complex="10pt" style:language-asian="ru" style:country-asian="RU" style:language-complex="ar" style:country-complex="SA" fo:hyphenate="true"/>
    </style:style>
    <style:style style:name="TableRow1004" style:family="table-row">
      <style:table-row-properties/>
    </style:style>
    <style:style style:name="TableCell1005" style:family="table-cell">
      <style:table-cell-properties fo:border="none" fo:background-color="#FFFFFF" style:writing-mode="lr-tb" fo:padding-top="0in" fo:padding-left="0.1041in" fo:padding-bottom="0in" fo:padding-right="0.1041in" fo:wrap-option="no-wrap"/>
    </style:style>
    <style:style style:name="P1006"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style:font-size-complex="10pt" style:language-asian="ru" style:country-asian="RU" style:language-complex="ar" style:country-complex="SA" fo:hyphenate="true"/>
    </style:style>
    <style:style style:name="TableCell1007" style:family="table-cell">
      <style:table-cell-properties fo:border="none" fo:background-color="#FFFFFF" style:writing-mode="lr-tb" fo:padding-top="0in" fo:padding-left="0.1041in" fo:padding-bottom="0in" fo:padding-right="0.1041in"/>
    </style:style>
    <style:style style:name="P1008" style:parent-style-name="Обычный" style:family="paragraph">
      <style:paragraph-properties fo:widows="2" fo:orphans="2" style:vertical-align="auto" style:line-height-at-least="0.2083in"/>
      <style:text-properties fo:hyphenate="true"/>
    </style:style>
    <style:style style:name="T1009"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01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1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1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013" style:family="table-row">
      <style:table-row-properties/>
    </style:style>
    <style:style style:name="TableCell1014" style:family="table-cell">
      <style:table-cell-properties fo:border="none" fo:background-color="#FFFFFF" style:writing-mode="lr-tb" fo:padding-top="0in" fo:padding-left="0.1041in" fo:padding-bottom="0in" fo:padding-right="0.1041in" fo:wrap-option="no-wrap"/>
    </style:style>
    <style:style style:name="P1015"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016" style:family="table-cell">
      <style:table-cell-properties fo:border="none" fo:background-color="#FFFFFF" style:writing-mode="lr-tb" fo:padding-top="0in" fo:padding-left="0.1041in" fo:padding-bottom="0in" fo:padding-right="0.1041in"/>
    </style:style>
    <style:style style:name="P1017" style:parent-style-name="Обычный" style:family="paragraph">
      <style:paragraph-properties fo:widows="2" fo:orphans="2" style:vertical-align="auto" style:line-height-at-least="0.2083in"/>
      <style:text-properties fo:hyphenate="true"/>
    </style:style>
    <style:style style:name="T101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01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02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1021" style:family="table-row">
      <style:table-row-properties/>
    </style:style>
    <style:style style:name="TableCell1022" style:family="table-cell">
      <style:table-cell-properties fo:border="none" fo:background-color="#FFFFFF" style:writing-mode="lr-tb" fo:padding-top="0in" fo:padding-left="0.1041in" fo:padding-bottom="0in" fo:padding-right="0.1041in" fo:wrap-option="no-wrap"/>
    </style:style>
    <style:style style:name="P1023"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1024" style:family="table-cell">
      <style:table-cell-properties fo:border="none" fo:background-color="#FFFFFF" style:writing-mode="lr-tb" fo:padding-top="0in" fo:padding-left="0.1041in" fo:padding-bottom="0in" fo:padding-right="0.1041in"/>
    </style:style>
    <style:style style:name="P1025" style:parent-style-name="Обычный" style:family="paragraph">
      <style:paragraph-properties fo:widows="2" fo:orphans="2" style:vertical-align="auto" style:line-height-at-least="0.2083in"/>
      <style:text-properties fo:hyphenate="true"/>
    </style:style>
    <style:style style:name="T102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2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2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2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30" style:parent-style-name="Основнойшрифтабзаца" style:family="text">
      <style:text-properties style:font-name="Courier New" style:font-name-asian="Times New Roman" style:font-name-complex="Courier New" fo:color="#E36209" style:letter-kerning="false" fo:font-size="11pt" style:font-size-asian="11pt" style:font-size-complex="9pt" style:language-asian="ru" style:country-asian="RU" style:language-complex="ar" style:country-complex="SA"/>
    </style:style>
    <style:style style:name="T103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3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3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34"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03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3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3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038" style:family="table-row">
      <style:table-row-properties/>
    </style:style>
    <style:style style:name="TableCell1039" style:family="table-cell">
      <style:table-cell-properties fo:border="none" fo:background-color="#FFFFFF" style:writing-mode="lr-tb" fo:padding-top="0in" fo:padding-left="0.1041in" fo:padding-bottom="0in" fo:padding-right="0.1041in" fo:wrap-option="no-wrap"/>
    </style:style>
    <style:style style:name="P104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041" style:family="table-cell">
      <style:table-cell-properties fo:border="none" fo:background-color="#FFFFFF" style:writing-mode="lr-tb" fo:padding-top="0in" fo:padding-left="0.1041in" fo:padding-bottom="0in" fo:padding-right="0.1041in"/>
    </style:style>
    <style:style style:name="P1042" style:parent-style-name="Обычный" style:family="paragraph">
      <style:paragraph-properties fo:widows="2" fo:orphans="2" style:vertical-align="auto" style:line-height-at-least="0.2083in"/>
      <style:text-properties fo:hyphenate="true"/>
    </style:style>
    <style:style style:name="T104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4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04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04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047"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04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049"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fo:language="ru" fo:country="RU" style:language-asian="ru" style:country-asian="RU" style:language-complex="ar" style:country-complex="SA"/>
    </style:style>
    <style:style style:name="T105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05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05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053"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05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1055" style:family="table-row">
      <style:table-row-properties/>
    </style:style>
    <style:style style:name="TableCell1056" style:family="table-cell">
      <style:table-cell-properties fo:border="none" fo:background-color="#FFFFFF" style:writing-mode="lr-tb" fo:padding-top="0in" fo:padding-left="0.1041in" fo:padding-bottom="0in" fo:padding-right="0.1041in" fo:wrap-option="no-wrap"/>
    </style:style>
    <style:style style:name="P1057"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1058" style:family="table-cell">
      <style:table-cell-properties fo:border="none" fo:background-color="#FFFFFF" style:writing-mode="lr-tb" fo:padding-top="0in" fo:padding-left="0.1041in" fo:padding-bottom="0in" fo:padding-right="0.1041in"/>
    </style:style>
    <style:style style:name="P1059" style:parent-style-name="Обычный" style:family="paragraph">
      <style:paragraph-properties fo:widows="2" fo:orphans="2" style:vertical-align="auto" style:line-height-at-least="0.2083in"/>
      <style:text-properties fo:hyphenate="true"/>
    </style:style>
    <style:style style:name="T106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6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6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63"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06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065" style:family="table-row">
      <style:table-row-properties/>
    </style:style>
    <style:style style:name="TableCell1066" style:family="table-cell">
      <style:table-cell-properties fo:border="none" fo:background-color="#FFFFFF" style:writing-mode="lr-tb" fo:padding-top="0in" fo:padding-left="0.1041in" fo:padding-bottom="0in" fo:padding-right="0.1041in" fo:wrap-option="no-wrap"/>
    </style:style>
    <style:style style:name="P1067"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068" style:family="table-cell">
      <style:table-cell-properties fo:border="none" fo:background-color="#FFFFFF" style:writing-mode="lr-tb" fo:padding-top="0in" fo:padding-left="0.1041in" fo:padding-bottom="0in" fo:padding-right="0.1041in"/>
    </style:style>
    <style:style style:name="P1069" style:parent-style-name="Обычный" style:family="paragraph">
      <style:paragraph-properties fo:widows="2" fo:orphans="2" style:vertical-align="auto" style:line-height-at-least="0.2083in"/>
      <style:text-properties fo:hyphenate="true"/>
    </style:style>
    <style:style style:name="T107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71"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07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73"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07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7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07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077" style:family="table-row">
      <style:table-row-properties/>
    </style:style>
    <style:style style:name="TableCell1078" style:family="table-cell">
      <style:table-cell-properties fo:border="none" fo:background-color="#FFFFFF" style:writing-mode="lr-tb" fo:padding-top="0in" fo:padding-left="0.1041in" fo:padding-bottom="0in" fo:padding-right="0.1041in" fo:wrap-option="no-wrap"/>
    </style:style>
    <style:style style:name="P1079"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080" style:family="table-cell">
      <style:table-cell-properties fo:border="none" fo:background-color="#FFFFFF" style:writing-mode="lr-tb" fo:padding-top="0in" fo:padding-left="0.1041in" fo:padding-bottom="0in" fo:padding-right="0.1041in"/>
    </style:style>
    <style:style style:name="P1081" style:parent-style-name="Обычный" style:family="paragraph">
      <style:paragraph-properties fo:widows="2" fo:orphans="2" style:vertical-align="auto" style:line-height-at-least="0.2083in"/>
      <style:text-properties fo:hyphenate="true"/>
    </style:style>
    <style:style style:name="T108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08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8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085"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086"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08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8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8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09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09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092" style:family="table-row">
      <style:table-row-properties/>
    </style:style>
    <style:style style:name="TableCell1093" style:family="table-cell">
      <style:table-cell-properties fo:border="none" fo:background-color="#FFFFFF" style:writing-mode="lr-tb" fo:padding-top="0in" fo:padding-left="0.1041in" fo:padding-bottom="0in" fo:padding-right="0.1041in" fo:wrap-option="no-wrap"/>
    </style:style>
    <style:style style:name="P1094"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095" style:family="table-cell">
      <style:table-cell-properties fo:border="none" fo:background-color="#FFFFFF" style:writing-mode="lr-tb" fo:padding-top="0in" fo:padding-left="0.1041in" fo:padding-bottom="0in" fo:padding-right="0.1041in"/>
    </style:style>
    <style:style style:name="P1096"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P1097" style:parent-style-name="Обычный" style:family="paragraph">
      <style:paragraph-properties fo:widows="2" fo:orphans="2" fo:text-align="end" style:vertical-align="auto" style:line-height-at-least="0.2083in"/>
      <style:text-properties style:font-name="Courier New" style:font-name-asian="Times New Roman" style:font-name-complex="Courier New" style:letter-kerning="false" style:font-size-complex="10pt" style:language-asian="ru" style:country-asian="RU" style:language-complex="ar" style:country-complex="SA" fo:hyphenate="true"/>
    </style:style>
    <style:style style:name="TableRow1098" style:family="table-row">
      <style:table-row-properties/>
    </style:style>
    <style:style style:name="TableCell1099" style:family="table-cell">
      <style:table-cell-properties fo:border="none" fo:background-color="#FFFFFF" style:writing-mode="lr-tb" fo:padding-top="0in" fo:padding-left="0.1041in" fo:padding-bottom="0in" fo:padding-right="0.1041in" fo:wrap-option="no-wrap"/>
    </style:style>
    <style:style style:name="P1100" style:parent-style-name="Обычный" style:family="paragraph">
      <style:paragraph-properties fo:widows="2" fo:orphans="2" style:vertical-align="auto" style:line-height-at-least="0.2083in"/>
      <style:text-properties style:font-name="Courier New" style:font-name-asian="Times New Roman" style:font-name-complex="Courier New" style:letter-kerning="false" style:font-size-complex="10pt" style:language-asian="ru" style:country-asian="RU" style:language-complex="ar" style:country-complex="SA" fo:hyphenate="true"/>
    </style:style>
    <style:style style:name="TableCell1101" style:family="table-cell">
      <style:table-cell-properties fo:border="none" fo:background-color="#FFFFFF" style:writing-mode="lr-tb" fo:padding-top="0in" fo:padding-left="0.1041in" fo:padding-bottom="0in" fo:padding-right="0.1041in"/>
    </style:style>
    <style:style style:name="P1102" style:parent-style-name="Обычный" style:family="paragraph">
      <style:paragraph-properties fo:widows="2" fo:orphans="2" style:vertical-align="auto" style:line-height-at-least="0.2083in"/>
      <style:text-properties fo:hyphenate="true"/>
    </style:style>
    <style:style style:name="T110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0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0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106" style:family="table-row">
      <style:table-row-properties/>
    </style:style>
    <style:style style:name="TableCell1107" style:family="table-cell">
      <style:table-cell-properties fo:border="none" fo:background-color="#FFFFFF" style:writing-mode="lr-tb" fo:padding-top="0in" fo:padding-left="0.1041in" fo:padding-bottom="0in" fo:padding-right="0.1041in" fo:wrap-option="no-wrap"/>
    </style:style>
    <style:style style:name="P1108"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109" style:family="table-cell">
      <style:table-cell-properties fo:border="none" fo:background-color="#FFFFFF" style:writing-mode="lr-tb" fo:padding-top="0in" fo:padding-left="0.1041in" fo:padding-bottom="0in" fo:padding-right="0.1041in"/>
    </style:style>
    <style:style style:name="P1110" style:parent-style-name="Обычный" style:family="paragraph">
      <style:paragraph-properties fo:widows="2" fo:orphans="2" style:vertical-align="auto" style:line-height-at-least="0.2083in"/>
      <style:text-properties fo:hyphenate="true"/>
    </style:style>
    <style:style style:name="T111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112"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11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1114" style:family="table-row">
      <style:table-row-properties/>
    </style:style>
    <style:style style:name="TableCell1115" style:family="table-cell">
      <style:table-cell-properties fo:border="none" fo:background-color="#FFFFFF" style:writing-mode="lr-tb" fo:padding-top="0in" fo:padding-left="0.1041in" fo:padding-bottom="0in" fo:padding-right="0.1041in" fo:wrap-option="no-wrap"/>
    </style:style>
    <style:style style:name="P1116"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1117" style:family="table-cell">
      <style:table-cell-properties fo:border="none" fo:background-color="#FFFFFF" style:writing-mode="lr-tb" fo:padding-top="0in" fo:padding-left="0.1041in" fo:padding-bottom="0in" fo:padding-right="0.1041in"/>
    </style:style>
    <style:style style:name="P1118" style:parent-style-name="Обычный" style:family="paragraph">
      <style:paragraph-properties fo:widows="2" fo:orphans="2" style:vertical-align="auto" style:line-height-at-least="0.2083in"/>
      <style:text-properties fo:hyphenate="true"/>
    </style:style>
    <style:style style:name="T111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2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2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2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23" style:parent-style-name="Основнойшрифтабзаца" style:family="text">
      <style:text-properties style:font-name="Courier New" style:font-name-asian="Times New Roman" style:font-name-complex="Courier New" fo:color="#E36209" style:letter-kerning="false" fo:font-size="11pt" style:font-size-asian="11pt" style:font-size-complex="9pt" style:language-asian="ru" style:country-asian="RU" style:language-complex="ar" style:country-complex="SA"/>
    </style:style>
    <style:style style:name="T112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25"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2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27"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12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2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3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131" style:family="table-row">
      <style:table-row-properties/>
    </style:style>
    <style:style style:name="TableCell1132" style:family="table-cell">
      <style:table-cell-properties fo:border="none" fo:background-color="#FFFFFF" style:writing-mode="lr-tb" fo:padding-top="0in" fo:padding-left="0.1041in" fo:padding-bottom="0in" fo:padding-right="0.1041in" fo:wrap-option="no-wrap"/>
    </style:style>
    <style:style style:name="P1133"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134" style:family="table-cell">
      <style:table-cell-properties fo:border="none" fo:background-color="#FFFFFF" style:writing-mode="lr-tb" fo:padding-top="0in" fo:padding-left="0.1041in" fo:padding-bottom="0in" fo:padding-right="0.1041in"/>
    </style:style>
    <style:style style:name="P1135" style:parent-style-name="Обычный" style:family="paragraph">
      <style:paragraph-properties fo:widows="2" fo:orphans="2" style:vertical-align="auto" style:line-height-at-least="0.2083in"/>
      <style:text-properties fo:hyphenate="true"/>
    </style:style>
    <style:style style:name="T1136"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3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138"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139"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140"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14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14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fo:language="ru" fo:country="RU" style:language-asian="ru" style:country-asian="RU" style:language-complex="ar" style:country-complex="SA"/>
    </style:style>
    <style:style style:name="T114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14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14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1146"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fo:language="ru" fo:country="RU" style:language-asian="ru" style:country-asian="RU" style:language-complex="ar" style:country-complex="SA"/>
    </style:style>
    <style:style style:name="T114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style:style>
    <style:style style:name="TableRow1148" style:family="table-row">
      <style:table-row-properties/>
    </style:style>
    <style:style style:name="TableCell1149" style:family="table-cell">
      <style:table-cell-properties fo:border="none" fo:background-color="#FFFFFF" style:writing-mode="lr-tb" fo:padding-top="0in" fo:padding-left="0.1041in" fo:padding-bottom="0in" fo:padding-right="0.1041in" fo:wrap-option="no-wrap"/>
    </style:style>
    <style:style style:name="P115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fo:language="ru" fo:country="RU" style:language-asian="ru" style:country-asian="RU" style:language-complex="ar" style:country-complex="SA" fo:hyphenate="true"/>
    </style:style>
    <style:style style:name="TableCell1151" style:family="table-cell">
      <style:table-cell-properties fo:border="none" fo:background-color="#FFFFFF" style:writing-mode="lr-tb" fo:padding-top="0in" fo:padding-left="0.1041in" fo:padding-bottom="0in" fo:padding-right="0.1041in"/>
    </style:style>
    <style:style style:name="P1152" style:parent-style-name="Обычный" style:family="paragraph">
      <style:paragraph-properties fo:widows="2" fo:orphans="2" style:vertical-align="auto" style:line-height-at-least="0.2083in"/>
      <style:text-properties fo:hyphenate="true"/>
    </style:style>
    <style:style style:name="T115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54"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5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156" style:family="table-row">
      <style:table-row-properties/>
    </style:style>
    <style:style style:name="TableCell1157" style:family="table-cell">
      <style:table-cell-properties fo:border="none" fo:background-color="#FFFFFF" style:writing-mode="lr-tb" fo:padding-top="0in" fo:padding-left="0.1041in" fo:padding-bottom="0in" fo:padding-right="0.1041in" fo:wrap-option="no-wrap"/>
    </style:style>
    <style:style style:name="P1158"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159" style:family="table-cell">
      <style:table-cell-properties fo:border="none" fo:background-color="#FFFFFF" style:writing-mode="lr-tb" fo:padding-top="0in" fo:padding-left="0.1041in" fo:padding-bottom="0in" fo:padding-right="0.1041in"/>
    </style:style>
    <style:style style:name="P1160" style:parent-style-name="Обычный" style:family="paragraph">
      <style:paragraph-properties fo:widows="2" fo:orphans="2" style:vertical-align="auto" style:line-height-at-least="0.2083in"/>
      <style:text-properties fo:hyphenate="true"/>
    </style:style>
    <style:style style:name="T1161"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62"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163"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64"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165"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66"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167"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ableRow1168" style:family="table-row">
      <style:table-row-properties/>
    </style:style>
    <style:style style:name="TableCell1169" style:family="table-cell">
      <style:table-cell-properties fo:border="none" fo:background-color="#FFFFFF" style:writing-mode="lr-tb" fo:padding-top="0in" fo:padding-left="0.1041in" fo:padding-bottom="0in" fo:padding-right="0.1041in" fo:wrap-option="no-wrap"/>
    </style:style>
    <style:style style:name="P1170" style:parent-style-name="Обычный" style:family="paragraph">
      <style:paragraph-properties fo:widows="2" fo:orphans="2" style:vertical-align="auto" style:line-height-at-least="0.2083in"/>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fo:hyphenate="true"/>
    </style:style>
    <style:style style:name="TableCell1171" style:family="table-cell">
      <style:table-cell-properties fo:border="none" fo:background-color="#FFFFFF" style:writing-mode="lr-tb" fo:padding-top="0in" fo:padding-left="0.1041in" fo:padding-bottom="0in" fo:padding-right="0.1041in"/>
    </style:style>
    <style:style style:name="P1172" style:parent-style-name="Обычный" style:family="paragraph">
      <style:paragraph-properties fo:widows="2" fo:orphans="2" style:vertical-align="auto" style:line-height-at-least="0.2083in"/>
      <style:text-properties fo:hyphenate="true"/>
    </style:style>
    <style:style style:name="T1173"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174"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75"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176" style:parent-style-name="Основнойшрифтабзаца" style:family="text">
      <style:text-properties style:font-name="Courier New" style:font-name-asian="Times New Roman" style:font-name-complex="Courier New" fo:color="#005CC5" style:letter-kerning="false" fo:font-size="11pt" style:font-size-asian="11pt" style:font-size-complex="9pt" style:language-asian="ru" style:country-asian="RU" style:language-complex="ar" style:country-complex="SA"/>
    </style:style>
    <style:style style:name="T1177" style:parent-style-name="Основнойшрифтабзаца" style:family="text">
      <style:text-properties style:font-name="Courier New" style:font-name-asian="Times New Roman" style:font-name-complex="Courier New" fo:color="#032F62" style:letter-kerning="false" fo:font-size="11pt" style:font-size-asian="11pt" style:font-size-complex="9pt" style:language-asian="ru" style:country-asian="RU" style:language-complex="ar" style:country-complex="SA"/>
    </style:style>
    <style:style style:name="T1178"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79"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80"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T1181" style:parent-style-name="Основнойшрифтабзаца" style:family="text">
      <style:text-properties style:font-name="Courier New" style:font-name-asian="Times New Roman" style:font-name-complex="Courier New" fo:color="#D73A49" style:letter-kerning="false" fo:font-size="11pt" style:font-size-asian="11pt" style:font-size-complex="9pt" style:language-asian="ru" style:country-asian="RU" style:language-complex="ar" style:country-complex="SA"/>
    </style:style>
    <style:style style:name="T1182" style:parent-style-name="Основнойшрифтабзаца" style:family="text">
      <style:text-properties style:font-name="Courier New" style:font-name-asian="Times New Roman" style:font-name-complex="Courier New" fo:color="#24292E" style:letter-kerning="false" fo:font-size="11pt" style:font-size-asian="11pt" style:font-size-complex="9pt" style:language-asian="ru" style:country-asian="RU" style:language-complex="ar" style:country-complex="SA"/>
    </style:style>
    <style:style style:name="P1183" style:parent-style-name="Standard" style:family="paragraph">
      <style:paragraph-properties fo:text-align="justify"/>
      <style:text-properties style:font-name="Times New Roman" style:font-name-complex="Times New Roman" fo:font-weight="bold" style:font-weight-asian="bold" style:font-weight-complex="bold" fo:font-size="18pt" style:font-size-asian="18pt" style:font-size-complex="14pt"/>
    </style:style>
    <style:style style:name="P1184" style:parent-style-name="Standard" style:family="paragraph">
      <style:paragraph-properties fo:text-align="justify"/>
    </style:style>
    <style:style style:name="T1185"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T1186"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ru" fo:country="RU"/>
    </style:style>
    <style:style style:name="P1187" style:parent-style-name="Standard" style:family="paragraph">
      <style:paragraph-properties fo:text-align="justify"/>
    </style:style>
    <style:style style:name="T1188" style:parent-style-name="Основнойшрифтабзаца" style:family="text">
      <style:text-properties style:font-name="Times New Roman" style:font-name-complex="Times New Roman" style:font-weight-complex="bold" fo:font-size="14pt" style:font-size-asian="14pt" style:font-size-complex="14pt" fo:language="ru" fo:country="RU"/>
    </style:style>
  </office:automatic-styles>
  <office:body>
    <office:text text:use-soft-page-breaks="true">
      <text:p text:style-name="P1">МИНИСТЕРСТВО ОБРАЗОВАНИЯ РОССИЙСКОЙ ФЕДЕРАЦИИ</text:p>
      <text:p text:style-name="P2">ФЕДЕРАЛЬНОЕ ГОСУДАРСТВЕННОЕ БЮДЖЕТНОЕ</text:p>
      <text:p text:style-name="P3">ОБРАЗОВАТЕЛЬНОЕ УЧРЕЖДЕНИЕ ВЫСШЕГО ОБРАЗОВАНИЯ<text:line-break/></text:p>
      <text:p text:style-name="P4">«САНКТ-ПЕТЕРБУРГСКИЙ НАЦИОНАЛЬНЫЙ</text:p>
      <text:p text:style-name="P5">ИССЛЕДОВАТЕЛЬСКИЙ УНИВЕРСИТЕТ</text:p>
      <text:p text:style-name="P6">ИНФОРМАЦИОННЫХ ТЕХНОЛОГИЙ, МЕХАНИКИ И ОПТИКИ»</text:p>
      <text:p text:style-name="P7"/>
      <text:p text:style-name="P8"/>
      <text:p text:style-name="P9">Кафедра фотоники и <text:s/>оптоинформатики</text:p>
      <text:p text:style-name="P10"/>
      <text:p text:style-name="P11">дисциплина: «Математические методы компьютерных технологий в научных исследованиях»</text:p>
      <text:p text:style-name="P12"/>
      <text:p text:style-name="P13"/>
      <text:p text:style-name="P14"/>
      <text:p text:style-name="P15"/>
      <text:p text:style-name="P16">Лабораторная работа 1</text:p>
      <text:p text:style-name="P17"/>
      <text:p text:style-name="P18"><text:span text:style-name="T19">Основы языка программирования<text:s/></text:span><text:span text:style-name="T20">Python</text:span><text:span text:style-name="T21">. Решение систем линейных уравнений. Моделирование случайных процессов</text:span></text:p>
      <text:p text:style-name="P22"/>
      <text:p text:style-name="P23"/>
      <text:p text:style-name="P24"/>
      <text:p text:style-name="P25"/>
      <text:p text:style-name="P26"/>
      <text:p text:style-name="P27"/>
      <text:p text:style-name="P28">Выполнила студентка:</text:p>
      <text:p text:style-name="P29"><text:span text:style-name="T30">v</text:span><text:span text:style-name="T31">4102</text:span></text:p>
      <text:p text:style-name="P32">Арсланбаева Э.И.</text:p>
      <text:p text:style-name="P33"/>
      <text:p text:style-name="P34"/>
      <text:p text:style-name="P35">Проверил:</text:p>
      <text:p text:style-name="P36"><text:span text:style-name="T37">Гулевич Д.Р.</text:span></text:p>
      <text:p text:style-name="P38"/>
      <text:p text:style-name="P39"/>
      <text:p text:style-name="P40"/>
      <text:p text:style-name="P41">Санкт-Петербург</text:p>
      <text:p text:style-name="P42">2018</text:p>
      <text:soft-page-break/>
      <text:p text:style-name="P43"><text:tab/>Цель работы:</text:p>
      <text:p text:style-name="P44"><text:span text:style-name="T45"><text:tab/>Научиться применять методы решения систем линейных алгебраических уравнений для решения динамических задач математической физики. Получить навыки программирования на языке высокого уровня<text:s/></text:span><text:span text:style-name="T46">Python</text:span><text:span text:style-name="T47">.</text:span></text:p>
      <text:p text:style-name="P48"/>
      <text:p text:style-name="P49"><text:tab/>Задачи:</text:p>
      <text:p text:style-name="P50"><text:span text:style-name="T51">1.<text:s/></text:span><text:span text:style-name="T52">На языке<text:s/></text:span><text:span text:style-name="T53">Python</text:span><text:span text:style-name="T54"><text:s/>написать функцию возвращающую объем цилиндра с заданными радиусом<text:s/></text:span><text:span text:style-name="T55">R</text:span><text:span text:style-name="T56"><text:s/>и<text:s/></text:span><text:span text:style-name="T57">L</text:span><text:span text:style-name="T58">.</text:span></text:p>
      <text:p text:style-name="P59"/>
      <text:p text:style-name="P60"><text:span text:style-name="T61">2.<text:s/></text:span><text:span text:style-name="T62">Пользуясь методами из модуля<text:s/></text:span><text:span text:style-name="T63">scipy</text:span><text:span text:style-name="T64">.</text:span><text:span text:style-name="T65">optimize</text:span><text:span text:style-name="T66"><text:s/></text:span><text:span text:style-name="T67">найти корень функции<text:s/></text:span><text:span text:style-name="T68">f</text:span><text:span text:style-name="T69">(</text:span><text:span text:style-name="T70">x</text:span><text:span text:style-name="T71">)=</text:span><text:span text:style-name="T72">cosx</text:span><text:span text:style-name="T73">/1+</text:span><text:span text:style-name="T74">x</text:span><text:span text:style-name="T75">2</text:span></text:p>
      <text:p text:style-name="P76"><text:span text:style-name="T77">на промежутке [0.1,2.4]. Сравнить скорость расчета различными методами: методом деления отрезка (</text:span><text:span text:style-name="T78">scipy</text:span><text:span text:style-name="T79">.</text:span><text:span text:style-name="T80">optimize</text:span><text:span text:style-name="T81">.</text:span><text:span text:style-name="T82">bisect</text:span><text:span text:style-name="T83">), методом Ньютона (</text:span><text:span text:style-name="T84">scipy</text:span><text:span text:style-name="T85">.</text:span><text:span text:style-name="T86">optimize</text:span><text:span text:style-name="T87">.</text:span><text:span text:style-name="T88">netwon</text:span><text:span text:style-name="T89"><text:s/>с заданием производной), методом секущих (</text:span><text:span text:style-name="T90">scipy</text:span><text:span text:style-name="T91">.</text:span><text:span text:style-name="T92">optimize</text:span><text:span text:style-name="T93">.</text:span><text:span text:style-name="T94">netwon</text:span><text:span text:style-name="T95">) и методом Брента (</text:span><text:span text:style-name="T96">scipy</text:span><text:span text:style-name="T97">.</text:span><text:span text:style-name="T98">optimize</text:span><text:span text:style-name="T99">.</text:span><text:span text:style-name="T100">brentq</text:span><text:span text:style-name="T101">)</text:span></text:p>
      <text:p text:style-name="P102"/>
      <text:p text:style-name="P103"><text:span text:style-name="T104">3. <text:s/></text:span><text:span text:style-name="T105">С использованием функции решения системы ЛУ из модуля<text:s/></text:span><text:span text:style-name="T106">scipy</text:span><text:span text:style-name="T107">.</text:span><text:span text:style-name="T108">linalg</text:span><text:span text:style-name="T109"><text:s/>решить систему:</text:span></text:p>
      <text:p text:style-name="P110"><text:span text:style-name="T111"><text:s text:c="66"/></text:span><text:span text:style-name="T112">Х</text:span><text:span text:style-name="T113">0</text:span><text:span text:style-name="T114">=0,</text:span></text:p>
      <text:p text:style-name="P115"><text:span text:style-name="T116"><text:s text:c="57"/></text:span><text:span text:style-name="T117">Х</text:span><text:span text:style-name="T118">1</text:span><text:span text:style-name="T119">+ Х</text:span><text:span text:style-name="T120">0<text:s/></text:span><text:span text:style-name="T121">= 1,</text:span></text:p>
      <text:p text:style-name="P122"><text:span text:style-name="T123"><text:s text:c="50"/></text:span><text:span text:style-name="T124">Х</text:span><text:span text:style-name="T125">2</text:span><text:span text:style-name="T126"><text:s/>+Х</text:span><text:span text:style-name="T127">1</text:span><text:span text:style-name="T128"><text:s/>+Х</text:span><text:span text:style-name="T129">0<text:s/></text:span><text:span text:style-name="T130">= 2,</text:span></text:p>
      <text:p text:style-name="P131"><text:span text:style-name="T132"><text:s text:c="42"/></text:span><text:span text:style-name="T133">Х</text:span><text:span text:style-name="T134">3</text:span><text:span text:style-name="T135"><text:s/>+Х</text:span><text:span text:style-name="T136">2</text:span><text:span text:style-name="T137"><text:s/>+Х</text:span><text:span text:style-name="T138">1</text:span><text:span text:style-name="T139"><text:s/>+Х</text:span><text:span text:style-name="T140">0<text:s/></text:span><text:span text:style-name="T141">= 3,</text:span></text:p>
      <text:p text:style-name="P142"><text:s text:c="63"/>…</text:p>
      <text:p text:style-name="P143"><text:span text:style-name="T144"><text:s text:c="46"/></text:span><text:span text:style-name="T145">Х</text:span><text:span text:style-name="T146">n</text:span><text:span text:style-name="T147"><text:s/>+Х</text:span><text:span text:style-name="T148">n-1</text:span><text:span text:style-name="T149"><text:s/>+Х</text:span><text:span text:style-name="T150">n-2<text:s/></text:span><text:span text:style-name="T151">=<text:s/></text:span><text:span text:style-name="T152">n</text:span></text:p>
      <text:p text:style-name="P153"/>
      <text:p text:style-name="P154"><text:span text:style-name="T155">N</text:span><text:span text:style-name="T156">=100</text:span></text:p>
      <text:p text:style-name="P157"/>
      <text:p text:style-name="P158"><text:span text:style-name="T159">4.<text:s/></text:span><text:span text:style-name="T160">Случайная матрица А размера<text:s/></text:span><text:span text:style-name="T161">N</text:span><text:span text:style-name="T162"><text:s/></text:span><text:span text:style-name="T163">x</text:span><text:span text:style-name="T164"><text:s/></text:span><text:span text:style-name="T165">N</text:span><text:span text:style-name="T166"><text:s/>с<text:s/></text:span><text:span text:style-name="T167">N</text:span><text:span text:style-name="T168">=50 задана выражением на языке</text:span><text:span text:style-name="T169"><text:s/></text:span><text:span text:style-name="T170">Python</text:span><text:span text:style-name="T171">:</text:span><text:span text:style-name="T172"><text:s text:c="2"/></text:span><text:span text:style-name="T173">A</text:span><text:span text:style-name="T174"><text:s/>=<text:s/></text:span><text:span text:style-name="T175">np</text:span><text:span text:style-name="T176">.</text:span><text:span text:style-name="T177">random</text:span><text:span text:style-name="T178">.</text:span><text:span text:style-name="T179">random</text:span><text:span text:style-name="T180">((</text:span><text:span text:style-name="T181">N</text:span><text:span text:style-name="T182">,</text:span><text:span text:style-name="T183">N</text:span><text:span text:style-name="T184">))</text:span></text:p>
      <text:p text:style-name="P185"><text:span text:style-name="T186">Зависящей от времени<text:s/></text:span><text:span text:style-name="T187">t</text:span><text:span text:style-name="T188"><text:s/>вектор<text:s/></text:span><text:span text:style-name="T189">b</text:span><text:span text:style-name="T190">(</text:span><text:span text:style-name="T191">t</text:span><text:span text:style-name="T192">) = {</text:span><text:span text:style-name="T193">b</text:span><text:span text:style-name="T194">k</text:span><text:span text:style-name="T195">(</text:span><text:span text:style-name="T196">t</text:span><text:span text:style-name="T197">)} дается формулой:<text:s/></text:span><text:span text:style-name="T198">b</text:span><text:span text:style-name="T199">k</text:span><text:span text:style-name="T200">(</text:span><text:span text:style-name="T201">t</text:span><text:span text:style-name="T202">)=</text:span><text:span text:style-name="T203">k</text:span><text:span text:style-name="T204">/(1+</text:span><text:span text:style-name="T205">kt</text:span><text:span text:style-name="T206">)</text:span></text:p>
      <text:p text:style-name="P207"><text:span text:style-name="T208">Найти изменение вектора<text:s/></text:span><text:span text:style-name="T209">x</text:span><text:span text:style-name="T210">(</text:span><text:span text:style-name="T211">t</text:span><text:span text:style-name="T212">) на промежутке<text:s/></text:span><text:span text:style-name="T213">t</text:span><text:span text:style-name="T214">start</text:span><text:span text:style-name="T215"><text:s/></text:span><text:span text:style-name="T216">=0 до <text:s text:c="2"/></text:span><text:span text:style-name="T217">t</text:span><text:span text:style-name="T218">finish</text:span><text:span text:style-name="T219"><text:s/>= 10 с шагом по времени<text:s/></text:span><text:span text:style-name="T220">t</text:span><text:span text:style-name="T221">=0.1</text:span><text:span text:style-name="T222"><text:s/></text:span><text:span text:style-name="T223">если эволюция вектора x(t) описывается СЛАУ, Ах(</text:span><text:span text:style-name="T224">t</text:span><text:span text:style-name="T225">) =<text:s/></text:span><text:span text:style-name="T226">b</text:span><text:span text:style-name="T227">(</text:span><text:span text:style-name="T228">t</text:span><text:span text:style-name="T229">)</text:span></text:p>
      <text:p text:style-name="P230"><text:span text:style-name="T231">Сравнить эффективность алгоритмов с применением методов:<text:s/></text:span><text:span text:style-name="T232">scipy</text:span><text:span text:style-name="T233">.</text:span><text:span text:style-name="T234">linalg</text:span><text:span text:style-name="T235">.</text:span><text:span text:style-name="T236">solve</text:span><text:span text:style-name="T237">,<text:s/></text:span><text:span text:style-name="T238">scipy</text:span><text:span text:style-name="T239">.</text:span><text:span text:style-name="T240">linalg</text:span><text:span text:style-name="T241">.</text:span><text:span text:style-name="T242">lu</text:span><text:span text:style-name="T243">_</text:span><text:span text:style-name="T244">solve</text:span><text:span text:style-name="T245"><text:s/>и<text:s/></text:span><text:span text:style-name="T246">scipy</text:span><text:span text:style-name="T247">.</text:span><text:span text:style-name="T248">linalg</text:span><text:span text:style-name="T249">.</text:span><text:span text:style-name="T250">inv</text:span><text:span text:style-name="T251">(нахождение обратной матрицы)</text:span></text:p>
      <text:p text:style-name="P252"/>
      <text:p text:style-name="P253"/>
      <text:soft-page-break/>
      <text:p text:style-name="P254"><text:span text:style-name="T255"><text:tab/>Код</text:span><text:span text:style-name="T256">:</text:span></text:p>
      <text:p text:style-name="P257"><text:span text:style-name="T258"><text:tab/></text:span><text:span text:style-name="T259">Задача</text:span><text:span text:style-name="T260"><text:s/>1.<text:s/></text:span><text:span text:style-name="T261">Объём</text:span><text:span text:style-name="T262"><text:s/></text:span><text:span text:style-name="T263">цилиндра</text:span><text:span text:style-name="T264">.</text:span></text:p>
      <table:table table:style-name="Table265">
        <table:table-columns>
          <table:table-column table:style-name="TableColumn266"/>
          <table:table-column table:style-name="TableColumn267"/>
        </table:table-columns>
        <table:table-row table:style-name="TableRow268">
          <table:table-cell table:style-name="TableCell269">
            <text:p text:style-name="P270"/>
          </table:table-cell>
          <table:table-cell table:style-name="TableCell271">
            <text:p text:style-name="P272"><text:span text:style-name="T273">import</text:span><text:span text:style-name="T274"><text:s/>math</text:span></text:p>
          </table:table-cell>
        </table:table-row>
        <table:table-row table:style-name="TableRow275">
          <table:table-cell table:style-name="TableCell276">
            <text:p text:style-name="P277"/>
          </table:table-cell>
          <table:table-cell table:style-name="TableCell278">
            <text:p text:style-name="P279"><text:span text:style-name="T280">def</text:span><text:span text:style-name="T281"><text:s/></text:span><text:span text:style-name="T282">Volume</text:span><text:span text:style-name="T283"><text:s/>(R,L):</text:span></text:p>
          </table:table-cell>
        </table:table-row>
        <table:table-row table:style-name="TableRow284">
          <table:table-cell table:style-name="TableCell285">
            <text:p text:style-name="P286"/>
          </table:table-cell>
          <table:table-cell table:style-name="TableCell287">
            <text:p text:style-name="P288"><text:span text:style-name="T289"><text:s text:c="2"/></text:span><text:span text:style-name="T290">return</text:span><text:span text:style-name="T291"><text:s/>math.pi</text:span><text:span text:style-name="T292">*</text:span><text:span text:style-name="T293">L</text:span><text:span text:style-name="T294">*</text:span><text:span text:style-name="T295">R</text:span><text:span text:style-name="T296">**</text:span><text:span text:style-name="T297">2</text:span></text:p>
          </table:table-cell>
        </table:table-row>
        <table:table-row table:style-name="TableRow298">
          <table:table-cell table:style-name="TableCell299">
            <text:p text:style-name="P300"/>
          </table:table-cell>
          <table:table-cell table:style-name="TableCell301">
            <text:p text:style-name="P302"><text:span text:style-name="T303">print</text:span><text:span text:style-name="T304"><text:s/>(</text:span><text:span text:style-name="T305">"Объем цилиндра ="</text:span><text:span text:style-name="T306">, Volume(</text:span><text:span text:style-name="T307">3</text:span><text:span text:style-name="T308">.,</text:span><text:span text:style-name="T309">4</text:span><text:span text:style-name="T310">.))</text:span></text:p>
          </table:table-cell>
        </table:table-row>
      </table:table>
      <text:p text:style-name="P311"/>
      <text:p text:style-name="P312"><text:span text:style-name="T313"><text:tab/></text:span><text:span text:style-name="T314">Задача 2. <text:s/>М</text:span><text:span text:style-name="T315">етод деления отрезка, метод Ньютона, метод секущих и метод Брента.</text:span></text:p>
      <table:table table:style-name="Table316">
        <table:table-columns>
          <table:table-column table:style-name="TableColumn317"/>
          <table:table-column table:style-name="TableColumn318"/>
        </table:table-columns>
        <table:table-row table:style-name="TableRow319">
          <table:table-cell table:style-name="TableCell320">
            <text:p text:style-name="P321"><text:span text:style-name="T322">from</text:span><text:span text:style-name="T323"><text:s/>scipy<text:s/></text:span><text:span text:style-name="T324">import</text:span><text:span text:style-name="T325"><text:s/>optimize</text:span></text:p>
          </table:table-cell>
          <table:table-cell table:style-name="TableCell326">
            <text:p text:style-name="P327"/>
          </table:table-cell>
        </table:table-row>
        <table:table-row table:style-name="TableRow328">
          <table:table-cell table:style-name="TableCell329">
            <text:p text:style-name="P330"/>
          </table:table-cell>
          <table:table-cell table:style-name="TableCell331">
            <text:p text:style-name="P332"><text:span text:style-name="T333">from</text:span><text:span text:style-name="T334"><text:s/>math<text:s/></text:span><text:span text:style-name="T335">import</text:span><text:span text:style-name="T336"><text:s/>cos,sin</text:span></text:p>
          </table:table-cell>
        </table:table-row>
        <table:table-row table:style-name="TableRow337">
          <table:table-cell table:style-name="TableCell338">
            <text:p text:style-name="P339"/>
          </table:table-cell>
          <table:table-cell table:style-name="TableCell340">
            <text:p text:style-name="P341"><text:span text:style-name="T342">import</text:span><text:span text:style-name="T343"><text:s/>time</text:span></text:p>
          </table:table-cell>
        </table:table-row>
        <table:table-row table:style-name="TableRow344">
          <table:table-cell table:style-name="TableCell345">
            <text:p text:style-name="P346"/>
          </table:table-cell>
          <table:table-cell table:style-name="TableCell347">
            <text:p text:style-name="P348"><text:span text:style-name="T349">def</text:span><text:span text:style-name="T350"><text:s/></text:span><text:span text:style-name="T351">f</text:span><text:span text:style-name="T352">(x):</text:span></text:p>
          </table:table-cell>
        </table:table-row>
        <table:table-row table:style-name="TableRow353">
          <table:table-cell table:style-name="TableCell354">
            <text:p text:style-name="P355"/>
          </table:table-cell>
          <table:table-cell table:style-name="TableCell356">
            <text:p text:style-name="P357"><text:span text:style-name="T358"><text:s text:c="4"/></text:span><text:span text:style-name="T359">return</text:span><text:span text:style-name="T360"><text:s/>cos(x)</text:span><text:span text:style-name="T361">/</text:span><text:span text:style-name="T362">(</text:span><text:span text:style-name="T363">1</text:span><text:span text:style-name="T364">.</text:span><text:span text:style-name="T365">+</text:span><text:span text:style-name="T366">x</text:span><text:span text:style-name="T367">**</text:span><text:span text:style-name="T368">2</text:span><text:span text:style-name="T369">)</text:span></text:p>
          </table:table-cell>
        </table:table-row>
        <table:table-row table:style-name="TableRow370">
          <table:table-cell table:style-name="TableCell371">
            <text:p text:style-name="P372"/>
          </table:table-cell>
          <table:table-cell table:style-name="TableCell373">
            <text:p text:style-name="P374"/>
            <text:p text:style-name="P375"/>
          </table:table-cell>
        </table:table-row>
        <table:table-row table:style-name="TableRow376">
          <table:table-cell table:style-name="TableCell377">
            <text:p text:style-name="P378"/>
          </table:table-cell>
          <table:table-cell table:style-name="TableCell379">
            <text:p text:style-name="P380"><text:span text:style-name="T381">x1<text:s/></text:span><text:span text:style-name="T382">=</text:span><text:span text:style-name="T383"><text:s/></text:span><text:span text:style-name="T384">0.1</text:span><text:span text:style-name="T385"><text:s/></text:span><text:span text:style-name="T386">#минимальное значение границы поиска</text:span></text:p>
          </table:table-cell>
        </table:table-row>
        <table:table-row table:style-name="TableRow387">
          <table:table-cell table:style-name="TableCell388">
            <text:p text:style-name="P389"/>
          </table:table-cell>
          <table:table-cell table:style-name="TableCell390">
            <text:p text:style-name="P391"><text:span text:style-name="T392">x2<text:s/></text:span><text:span text:style-name="T393">=</text:span><text:span text:style-name="T394"><text:s/></text:span><text:span text:style-name="T395">2.4</text:span><text:span text:style-name="T396"><text:s/></text:span><text:span text:style-name="T397">#максимальное значение границы поиск</text:span></text:p>
          </table:table-cell>
        </table:table-row>
        <table:table-row table:style-name="TableRow398">
          <table:table-cell table:style-name="TableCell399">
            <text:p text:style-name="P400"/>
          </table:table-cell>
          <table:table-cell table:style-name="TableCell401">
            <text:p text:style-name="P402"/>
            <text:p text:style-name="P403"/>
          </table:table-cell>
        </table:table-row>
        <table:table-row table:style-name="TableRow404">
          <table:table-cell table:style-name="TableCell405">
            <text:p text:style-name="P406"/>
          </table:table-cell>
          <table:table-cell table:style-name="TableCell407">
            <text:p text:style-name="P408"><text:span text:style-name="T409">start_time<text:s/></text:span><text:span text:style-name="T410">=</text:span><text:span text:style-name="T411"><text:s/>time.time()</text:span></text:p>
          </table:table-cell>
        </table:table-row>
        <table:table-row table:style-name="TableRow412">
          <table:table-cell table:style-name="TableCell413">
            <text:p text:style-name="P414"/>
          </table:table-cell>
          <table:table-cell table:style-name="TableCell415">
            <text:p text:style-name="P416"><text:span text:style-name="T417">root_brenth<text:s/></text:span><text:span text:style-name="T418">=</text:span><text:span text:style-name="T419"><text:s/>optimize.brenth (f,x1,x2)</text:span></text:p>
          </table:table-cell>
        </table:table-row>
        <table:table-row table:style-name="TableRow420">
          <table:table-cell table:style-name="TableCell421">
            <text:p text:style-name="P422"/>
          </table:table-cell>
          <table:table-cell table:style-name="TableCell423">
            <text:p text:style-name="P424"><text:span text:style-name="T425">print</text:span><text:span text:style-name="T426">(</text:span><text:span text:style-name="T427">"---<text:s/></text:span><text:span text:style-name="T428">%s</text:span><text:span text:style-name="T429"><text:s/>seconds - time for brenth method"</text:span><text:span text:style-name="T430"><text:s/></text:span><text:span text:style-name="T431">%</text:span><text:span text:style-name="T432"><text:s/>(time.time()<text:s/></text:span><text:span text:style-name="T433">-</text:span><text:span text:style-name="T434"><text:s/>start_time))</text:span></text:p>
          </table:table-cell>
        </table:table-row>
        <table:table-row table:style-name="TableRow435">
          <table:table-cell table:style-name="TableCell436">
            <text:p text:style-name="P437"/>
          </table:table-cell>
          <table:table-cell table:style-name="TableCell438">
            <text:p text:style-name="P439"><text:span text:style-name="T440">print</text:span><text:span text:style-name="T441"><text:s/>(</text:span><text:span text:style-name="T442">"</text:span><text:span text:style-name="T443">Метод</text:span><text:span text:style-name="T444"><text:s/></text:span><text:span text:style-name="T445">Брента</text:span><text:span text:style-name="T446"><text:s/></text:span><text:span text:style-name="T447">гипер</text:span><text:span text:style-name="T448">.: x = "</text:span><text:span text:style-name="T449">, root_brenth)</text:span></text:p>
          </table:table-cell>
        </table:table-row>
        <table:table-row table:style-name="TableRow450">
          <table:table-cell table:style-name="TableCell451">
            <text:p text:style-name="P452"/>
          </table:table-cell>
          <table:table-cell table:style-name="TableCell453">
            <text:p text:style-name="P454"/>
            <text:p text:style-name="P455"/>
          </table:table-cell>
        </table:table-row>
        <table:table-row table:style-name="TableRow456">
          <table:table-cell table:style-name="TableCell457">
            <text:p text:style-name="P458"/>
          </table:table-cell>
          <table:table-cell table:style-name="TableCell459">
            <text:p text:style-name="P460"><text:span text:style-name="T461">start_time<text:s/></text:span><text:span text:style-name="T462">=</text:span><text:span text:style-name="T463"><text:s/>time.time()</text:span></text:p>
          </table:table-cell>
        </table:table-row>
        <table:table-row table:style-name="TableRow464">
          <table:table-cell table:style-name="TableCell465">
            <text:p text:style-name="P466"/>
          </table:table-cell>
          <table:table-cell table:style-name="TableCell467">
            <text:p text:style-name="P468"><text:span text:style-name="T469">root_bisect<text:s/></text:span><text:span text:style-name="T470">=</text:span><text:span text:style-name="T471"><text:s/>optimize.bisect(f,x1,x2)</text:span></text:p>
          </table:table-cell>
        </table:table-row>
        <table:table-row table:style-name="TableRow472">
          <table:table-cell table:style-name="TableCell473">
            <text:p text:style-name="P474"/>
          </table:table-cell>
          <table:table-cell table:style-name="TableCell475">
            <text:p text:style-name="P476"><text:span text:style-name="T477">print</text:span><text:span text:style-name="T478">(</text:span><text:span text:style-name="T479">"---<text:s/></text:span><text:span text:style-name="T480">%s</text:span><text:span text:style-name="T481"><text:s/>seconds - time for bisect method"</text:span><text:span text:style-name="T482"><text:s/></text:span><text:span text:style-name="T483">%</text:span><text:span text:style-name="T484"><text:s/>(time.time()<text:s/></text:span><text:span text:style-name="T485">-</text:span><text:span text:style-name="T486"><text:s/>start_time))</text:span></text:p>
          </table:table-cell>
        </table:table-row>
        <table:table-row table:style-name="TableRow487">
          <table:table-cell table:style-name="TableCell488">
            <text:p text:style-name="P489"/>
          </table:table-cell>
          <table:table-cell table:style-name="TableCell490">
            <text:p text:style-name="P491"><text:span text:style-name="T492">print</text:span><text:span text:style-name="T493"><text:s/>(</text:span><text:span text:style-name="T494">"Метод деления отрезка: x = "</text:span><text:span text:style-name="T495">, root_bisect)</text:span></text:p>
          </table:table-cell>
        </table:table-row>
        <table:table-row table:style-name="TableRow496">
          <table:table-cell table:style-name="TableCell497">
            <text:p text:style-name="P498"/>
          </table:table-cell>
          <table:table-cell table:style-name="TableCell499">
            <text:p text:style-name="P500"/>
            <text:p text:style-name="P501"/>
          </table:table-cell>
        </table:table-row>
        <table:table-row table:style-name="TableRow502">
          <table:table-cell table:style-name="TableCell503">
            <text:p text:style-name="P504"/>
          </table:table-cell>
          <table:table-cell table:style-name="TableCell505">
            <text:p text:style-name="P506"><text:span text:style-name="T507">start_time<text:s/></text:span><text:span text:style-name="T508">=</text:span><text:span text:style-name="T509"><text:s/>time.time()</text:span></text:p>
          </table:table-cell>
        </table:table-row>
        <table:table-row table:style-name="TableRow510">
          <table:table-cell table:style-name="TableCell511">
            <text:p text:style-name="P512"/>
          </table:table-cell>
          <table:table-cell table:style-name="TableCell513">
            <text:p text:style-name="P514"><text:span text:style-name="T515">root_brentq<text:s/></text:span><text:span text:style-name="T516">=</text:span><text:span text:style-name="T517"><text:s/>optimize.brentq (f,x1,x2)</text:span></text:p>
          </table:table-cell>
        </table:table-row>
        <table:table-row table:style-name="TableRow518">
          <table:table-cell table:style-name="TableCell519">
            <text:p text:style-name="P520"/>
          </table:table-cell>
          <table:table-cell table:style-name="TableCell521">
            <text:p text:style-name="P522"><text:span text:style-name="T523">print</text:span><text:span text:style-name="T524">(</text:span><text:span text:style-name="T525">"---<text:s/></text:span><text:span text:style-name="T526">%s</text:span><text:span text:style-name="T527"><text:s/>seconds - time for brentq method"</text:span><text:span text:style-name="T528"><text:s/></text:span><text:span text:style-name="T529">%</text:span><text:span text:style-name="T530"><text:s/>(time.time()<text:s/></text:span><text:span text:style-name="T531">-</text:span><text:span text:style-name="T532"><text:s/>start_time))</text:span></text:p>
          </table:table-cell>
        </table:table-row>
        <table:table-row table:style-name="TableRow533">
          <table:table-cell table:style-name="TableCell534">
            <text:p text:style-name="P535"/>
          </table:table-cell>
          <table:table-cell table:style-name="TableCell536">
            <text:p text:style-name="P537"><text:span text:style-name="T538">print</text:span><text:span text:style-name="T539"><text:s/>(</text:span><text:span text:style-name="T540">"</text:span><text:span text:style-name="T541">Метод</text:span><text:span text:style-name="T542"><text:s/></text:span><text:span text:style-name="T543">Брента</text:span><text:span text:style-name="T544"><text:s/></text:span><text:span text:style-name="T545">квад</text:span><text:span text:style-name="T546">.: x = "</text:span><text:span text:style-name="T547">, root_brentq)</text:span></text:p>
          </table:table-cell>
        </table:table-row>
        <table:table-row table:style-name="TableRow548">
          <table:table-cell table:style-name="TableCell549">
            <text:p text:style-name="P550"/>
          </table:table-cell>
          <table:table-cell table:style-name="TableCell551">
            <text:p text:style-name="P552"/>
            <text:p text:style-name="P553"/>
          </table:table-cell>
        </table:table-row>
        <table:table-row table:style-name="TableRow554">
          <table:table-cell table:style-name="TableCell555">
            <text:p text:style-name="P556"/>
          </table:table-cell>
          <table:table-cell table:style-name="TableCell557">
            <text:p text:style-name="P558"><text:span text:style-name="T559">start_time<text:s/></text:span><text:span text:style-name="T560">=</text:span><text:span text:style-name="T561"><text:s/>time.time()</text:span></text:p>
          </table:table-cell>
        </table:table-row>
        <table:table-row table:style-name="TableRow562">
          <table:table-cell table:style-name="TableCell563">
            <text:p text:style-name="P564"/>
          </table:table-cell>
          <table:table-cell table:style-name="TableCell565">
            <text:p text:style-name="P566"><text:span text:style-name="T567">root_newton_secant<text:s/></text:span><text:span text:style-name="T568">=</text:span><text:span text:style-name="T569"><text:s/>optimize.newton (f,</text:span><text:span text:style-name="T570">1</text:span><text:span text:style-name="T571">)</text:span></text:p>
          </table:table-cell>
        </table:table-row>
        <table:table-row table:style-name="TableRow572">
          <table:table-cell table:style-name="TableCell573">
            <text:p text:style-name="P574"/>
          </table:table-cell>
          <table:table-cell table:style-name="TableCell575">
            <text:p text:style-name="P576"><text:span text:style-name="T577">print</text:span><text:span text:style-name="T578">(</text:span><text:span text:style-name="T579">"---<text:s/></text:span><text:span text:style-name="T580">%s</text:span><text:span text:style-name="T581"><text:s/>seconds - time for secant method"</text:span><text:span text:style-name="T582"><text:s/></text:span><text:span text:style-name="T583">%</text:span><text:span text:style-name="T584"><text:s/>(time.time()<text:s/></text:span><text:span text:style-name="T585">-</text:span><text:span text:style-name="T586"><text:s/>start_time))</text:span></text:p>
          </table:table-cell>
        </table:table-row>
        <table:table-row table:style-name="TableRow587">
          <table:table-cell table:style-name="TableCell588">
            <text:p text:style-name="P589"/>
          </table:table-cell>
          <table:table-cell table:style-name="TableCell590">
            <text:p text:style-name="P591"><text:span text:style-name="T592">print</text:span><text:span text:style-name="T593"><text:s/>(</text:span><text:span text:style-name="T594">"</text:span><text:span text:style-name="T595">Метод</text:span><text:span text:style-name="T596"><text:s/></text:span><text:span text:style-name="T597">секущих</text:span><text:span text:style-name="T598">: x = "</text:span><text:span text:style-name="T599">, root_newton_secant)</text:span></text:p>
          </table:table-cell>
        </table:table-row>
        <table:table-row table:style-name="TableRow600">
          <table:table-cell table:style-name="TableCell601">
            <text:p text:style-name="P602"/>
          </table:table-cell>
          <table:table-cell table:style-name="TableCell603">
            <text:p text:style-name="P604"/>
            <text:p text:style-name="P605"/>
          </table:table-cell>
        </table:table-row>
        <table:table-row table:style-name="TableRow606">
          <table:table-cell table:style-name="TableCell607">
            <text:p text:style-name="P608"/>
          </table:table-cell>
          <table:table-cell table:style-name="TableCell609">
            <text:p text:style-name="P610"><text:span text:style-name="T611">start_time<text:s/></text:span><text:span text:style-name="T612">=</text:span><text:span text:style-name="T613"><text:s/>time.time()</text:span></text:p>
          </table:table-cell>
        </table:table-row>
        <table:table-row table:style-name="TableRow614">
          <table:table-cell table:style-name="TableCell615">
            <text:p text:style-name="P616"/>
          </table:table-cell>
          <table:table-cell table:style-name="TableCell617">
            <text:p text:style-name="P618"><text:span text:style-name="T619">root_newton<text:s/></text:span><text:span text:style-name="T620">=</text:span><text:span text:style-name="T621"><text:s/>optimize.newton (f,</text:span><text:span text:style-name="T622">1</text:span><text:span text:style-name="T623">,</text:span><text:span text:style-name="T624">fprime</text:span><text:span text:style-name="T625">=lambda</text:span><text:span text:style-name="T626"><text:s/>x:<text:s/></text:span><text:span text:style-name="T627">-</text:span><text:span text:style-name="T628">2</text:span><text:span text:style-name="T629">.</text:span><text:span text:style-name="T630">*</text:span><text:span text:style-name="T631">x</text:span><text:span text:style-name="T632">*</text:span><text:span text:style-name="T633">cos(x)</text:span><text:span text:style-name="T634">/</text:span><text:span text:style-name="T635">(x</text:span><text:span text:style-name="T636">**</text:span><text:span text:style-name="T637">2</text:span><text:span text:style-name="T638">+</text:span><text:span text:style-name="T639">1</text:span><text:span text:style-name="T640">)</text:span><text:span text:style-name="T641">**</text:span><text:span text:style-name="T642">2</text:span><text:span text:style-name="T643">-</text:span><text:span text:style-name="T644">sin(x)</text:span><text:span text:style-name="T645">/</text:span><text:span text:style-name="T646">(x</text:span><text:span text:style-name="T647">**</text:span><text:span text:style-name="T648">2</text:span><text:span text:style-name="T649">+</text:span><text:span text:style-name="T650">1</text:span><text:span text:style-name="T651">.))</text:span></text:p>
          </table:table-cell>
        </table:table-row>
        <table:table-row table:style-name="TableRow652">
          <table:table-cell table:style-name="TableCell653">
            <text:p text:style-name="P654"/>
          </table:table-cell>
          <table:table-cell table:style-name="TableCell655">
            <text:p text:style-name="P656"><text:span text:style-name="T657">print</text:span><text:span text:style-name="T658">(</text:span><text:span text:style-name="T659">"---<text:s/></text:span><text:span text:style-name="T660">%s</text:span><text:span text:style-name="T661"><text:s/>seconds - time for newton method"</text:span><text:span text:style-name="T662"><text:s/></text:span><text:span text:style-name="T663">%</text:span><text:span text:style-name="T664"><text:s/>(time.time()<text:s/></text:span><text:span text:style-name="T665">-</text:span><text:span text:style-name="T666"><text:s/>start_time))</text:span></text:p>
          </table:table-cell>
        </table:table-row>
        <table:table-row table:style-name="TableRow667">
          <table:table-cell table:style-name="TableCell668">
            <text:p text:style-name="P669"/>
          </table:table-cell>
          <table:table-cell table:style-name="TableCell670">
            <text:p text:style-name="P671"><text:span text:style-name="T672">print</text:span><text:span text:style-name="T673"><text:s/>(</text:span><text:span text:style-name="T674">"</text:span><text:span text:style-name="T675">Метод</text:span><text:span text:style-name="T676"><text:s/></text:span><text:span text:style-name="T677">Ньтона</text:span><text:span text:style-name="T678"><text:s/>(</text:span><text:span text:style-name="T679">с</text:span><text:span text:style-name="T680"><text:s/></text:span><text:span text:style-name="T681">заданием</text:span><text:span text:style-name="T682"><text:s/></text:span><text:span text:style-name="T683">производной</text:span><text:span text:style-name="T684">): x = "</text:span><text:span text:style-name="T685">, optimize.newton (f,</text:span><text:span text:style-name="T686">1</text:span><text:span text:style-name="T687">,</text:span><text:span text:style-name="T688">fprime</text:span><text:span text:style-name="T689">=lambda</text:span><text:span text:style-name="T690"><text:s/>x:<text:s/></text:span><text:span text:style-name="T691">-</text:span><text:span text:style-name="T692">2</text:span><text:span text:style-name="T693">.</text:span><text:span text:style-name="T694">*</text:span><text:span text:style-name="T695">x</text:span><text:span text:style-name="T696">*</text:span><text:span text:style-name="T697">cos(x)</text:span><text:span text:style-name="T698">/</text:span><text:span text:style-name="T699">(x</text:span><text:span text:style-name="T700">**</text:span><text:span text:style-name="T701">2</text:span><text:span text:style-name="T702">+</text:span><text:span text:style-name="T703">1</text:span><text:span text:style-name="T704">)</text:span><text:span text:style-name="T705">**</text:span><text:span text:style-name="T706">2</text:span><text:span text:style-name="T707">-</text:span><text:span text:style-name="T708">sin(x)</text:span><text:span text:style-name="T709">/</text:span><text:span text:style-name="T710">(x</text:span><text:span text:style-name="T711">**</text:span><text:span text:style-name="T712">2</text:span><text:span text:style-name="T713">+</text:span><text:span text:style-name="T714">1</text:span><text:span text:style-name="T715">.)))</text:span></text:p>
          </table:table-cell>
        </table:table-row>
      </table:table>
      <text:p text:style-name="P716"><text:span text:style-name="T717"><text:tab/></text:span><text:span text:style-name="T718">Задача 3. Решение системы.</text:span></text:p>
      <text:p text:style-name="P719"><text:span text:style-name="T720">import</text:span><text:span text:style-name="T721"><text:s/></text:span><text:span text:style-name="T722">scipy.linalg</text:span><text:span text:style-name="T723"><text:s/></text:span><text:span text:style-name="T724">as</text:span><text:span text:style-name="T725"><text:s/></text:span><text:span text:style-name="T726">lng</text:span></text:p>
      <text:p text:style-name="P727"><text:span text:style-name="T728">import</text:span><text:span text:style-name="T729"><text:s/></text:span><text:span text:style-name="T730">numpy</text:span><text:span text:style-name="T731"><text:s/></text:span><text:span text:style-name="T732">as</text:span><text:span text:style-name="T733"><text:s/></text:span><text:span text:style-name="T734">np</text:span></text:p>
      <text:p text:style-name="P735"><text:span text:style-name="T736">N<text:s/></text:span><text:span text:style-name="T737">=</text:span><text:span text:style-name="T738"><text:s/></text:span><text:span text:style-name="T739">5</text:span></text:p>
      <text:p text:style-name="P740"><text:span text:style-name="T741">A<text:s/></text:span><text:span text:style-name="T742">=</text:span><text:span text:style-name="T743"><text:s/>np</text:span><text:span text:style-name="T744">.</text:span><text:span text:style-name="T745">zeros((N,N))</text:span></text:p>
      <text:p text:style-name="P746"/>
      <text:p text:style-name="P747"><text:span text:style-name="T748">i,j<text:s/></text:span><text:span text:style-name="T749">=</text:span><text:span text:style-name="T750"><text:s/>np</text:span><text:span text:style-name="T751">.</text:span><text:span text:style-name="T752">indices((N,N))</text:span></text:p>
      <text:p text:style-name="P753"><text:span text:style-name="T754">A[i<text:s/></text:span><text:span text:style-name="T755">==</text:span><text:span text:style-name="T756"><text:s/>j]<text:s/></text:span><text:span text:style-name="T757">=</text:span><text:span text:style-name="T758"><text:s/></text:span><text:span text:style-name="T759">1</text:span></text:p>
      <text:p text:style-name="P760"><text:span text:style-name="T761">A[i<text:s/></text:span><text:span text:style-name="T762">==</text:span><text:span text:style-name="T763"><text:s/>j</text:span><text:span text:style-name="T764">+1</text:span><text:span text:style-name="T765">]<text:s/></text:span><text:span text:style-name="T766">=</text:span><text:span text:style-name="T767"><text:s/></text:span><text:span text:style-name="T768">1</text:span></text:p>
      <text:p text:style-name="P769"><text:span text:style-name="T770">A[i<text:s/></text:span><text:span text:style-name="T771">==</text:span><text:span text:style-name="T772"><text:s/>j</text:span><text:span text:style-name="T773">+2</text:span><text:span text:style-name="T774">]<text:s/></text:span><text:span text:style-name="T775">=</text:span><text:span text:style-name="T776"><text:s/></text:span><text:span text:style-name="T777">1</text:span></text:p>
      <text:p text:style-name="P778"><text:span text:style-name="T779">b<text:s/></text:span><text:span text:style-name="T780">=</text:span><text:span text:style-name="T781"><text:s/>np</text:span><text:span text:style-name="T782">.</text:span><text:span text:style-name="T783">arange(N)</text:span></text:p>
      <text:p text:style-name="P784"/>
      <text:p text:style-name="P785"/>
      <text:p text:style-name="P786"><text:span text:style-name="T787">B<text:s/></text:span><text:span text:style-name="T788">=</text:span><text:span text:style-name="T789"><text:s/>np</text:span><text:span text:style-name="T790">.</text:span><text:span text:style-name="T791">linalg</text:span><text:span text:style-name="T792">.</text:span><text:span text:style-name="T793">solve(A, b)</text:span></text:p>
      <text:p text:style-name="P794"><text:span text:style-name="T795">print</text:span><text:span text:style-name="T796">(B);</text:span></text:p>
      <text:p text:style-name="P797"><text:span text:style-name="T798"><text:tab/></text:span><text:span text:style-name="T799">Задача</text:span><text:span text:style-name="T800"><text:s/>4. <text:s/></text:span><text:span text:style-name="T801">Эффективность</text:span><text:span text:style-name="T802"><text:s/></text:span><text:span text:style-name="T803">алгоритмов</text:span><text:span text:style-name="T804"><text:s/></text:span><text:span text:style-name="T805">с</text:span><text:span text:style-name="T806"><text:s/></text:span><text:span text:style-name="T807">применением</text:span><text:span text:style-name="T808"><text:s/></text:span><text:span text:style-name="T809">методов</text:span><text:span text:style-name="T810">: scipy.linalg.solve, scipy.linalg.lu_solve<text:s/></text:span><text:span text:style-name="T811">и</text:span><text:span text:style-name="T812"><text:s/>scipy.linalg.inv.</text:span></text:p>
      <table:table table:style-name="Table813">
        <table:table-columns>
          <table:table-column table:style-name="TableColumn814"/>
          <table:table-column table:style-name="TableColumn815"/>
        </table:table-columns>
        <table:table-row table:style-name="TableRow816">
          <table:table-cell table:style-name="TableCell817">
            <text:p text:style-name="P818"><text:span text:style-name="T819">Import</text:span><text:span text:style-name="T820"><text:s/></text:span><text:span text:style-name="T821">numpy<text:s/></text:span><text:span text:style-name="T822">as</text:span><text:span text:style-name="T823"><text:s/>np</text:span></text:p>
          </table:table-cell>
          <table:table-cell table:style-name="TableCell824">
            <text:p text:style-name="P825"/>
          </table:table-cell>
        </table:table-row>
        <table:table-row table:style-name="TableRow826">
          <table:table-cell table:style-name="TableCell827">
            <text:p text:style-name="P828"/>
          </table:table-cell>
          <table:table-cell table:style-name="TableCell829">
            <text:p text:style-name="P830"><text:span text:style-name="T831">import</text:span><text:span text:style-name="T832"><text:s/>scipy.linalg<text:s/></text:span><text:span text:style-name="T833">as</text:span><text:span text:style-name="T834"><text:s/>lin</text:span></text:p>
          </table:table-cell>
        </table:table-row>
        <table:table-row table:style-name="TableRow835">
          <table:table-cell table:style-name="TableCell836">
            <text:p text:style-name="P837"/>
          </table:table-cell>
          <table:table-cell table:style-name="TableCell838">
            <text:p text:style-name="P839"><text:span text:style-name="T840">import</text:span><text:span text:style-name="T841"><text:s/>time</text:span></text:p>
          </table:table-cell>
        </table:table-row>
        <table:table-row table:style-name="TableRow842">
          <table:table-cell table:style-name="TableCell843">
            <text:p text:style-name="P844"/>
          </table:table-cell>
          <table:table-cell table:style-name="TableCell845">
            <text:p text:style-name="P846"/>
            <text:p text:style-name="P847"/>
          </table:table-cell>
        </table:table-row>
        <table:table-row table:style-name="TableRow848">
          <table:table-cell table:style-name="TableCell849">
            <text:p text:style-name="P850"/>
          </table:table-cell>
          <table:table-cell table:style-name="TableCell851">
            <text:p text:style-name="P852"><text:span text:style-name="T853">N</text:span><text:span text:style-name="T854">=</text:span><text:span text:style-name="T855">10</text:span></text:p>
          </table:table-cell>
        </table:table-row>
        <table:table-row table:style-name="TableRow856">
          <table:table-cell table:style-name="TableCell857">
            <text:p text:style-name="P858"/>
          </table:table-cell>
          <table:table-cell table:style-name="TableCell859">
            <text:p text:style-name="P860"><text:span text:style-name="T861">A<text:s/></text:span><text:span text:style-name="T862">=</text:span><text:span text:style-name="T863"><text:s/>np.random.random((N,N))</text:span></text:p>
          </table:table-cell>
        </table:table-row>
        <table:table-row table:style-name="TableRow864">
          <table:table-cell table:style-name="TableCell865">
            <text:p text:style-name="P866"/>
          </table:table-cell>
          <table:table-cell table:style-name="TableCell867">
            <text:p text:style-name="P868"><text:span text:style-name="T869">k<text:s/></text:span><text:span text:style-name="T870">=</text:span><text:span text:style-name="T871"><text:s/>np.arange(N)</text:span></text:p>
          </table:table-cell>
        </table:table-row>
        <table:table-row table:style-name="TableRow872">
          <table:table-cell table:style-name="TableCell873">
            <text:p text:style-name="P874"/>
          </table:table-cell>
          <table:table-cell table:style-name="TableCell875">
            <text:p text:style-name="P876"><text:span text:style-name="T877">b<text:s/></text:span><text:span text:style-name="T878">=</text:span><text:span text:style-name="T879"><text:s/>np.zeros(N)</text:span></text:p>
          </table:table-cell>
        </table:table-row>
        <table:table-row table:style-name="TableRow880">
          <table:table-cell table:style-name="TableCell881">
            <text:p text:style-name="P882"/>
          </table:table-cell>
          <table:table-cell table:style-name="TableCell883">
            <text:p text:style-name="P884"><text:span text:style-name="T885">t_st<text:s/></text:span><text:span text:style-name="T886">=</text:span><text:span text:style-name="T887"><text:s/></text:span><text:span text:style-name="T888">0</text:span><text:span text:style-name="T889">.</text:span></text:p>
          </table:table-cell>
        </table:table-row>
        <table:table-row table:style-name="TableRow890">
          <table:table-cell table:style-name="TableCell891">
            <text:p text:style-name="P892"/>
          </table:table-cell>
          <table:table-cell table:style-name="TableCell893">
            <text:p text:style-name="P894"><text:span text:style-name="T895">t_fin<text:s/></text:span><text:span text:style-name="T896">=</text:span><text:span text:style-name="T897"><text:s/></text:span><text:span text:style-name="T898">10</text:span><text:span text:style-name="T899">.</text:span></text:p>
          </table:table-cell>
        </table:table-row>
        <table:table-row table:style-name="TableRow900">
          <table:table-cell table:style-name="TableCell901">
            <text:p text:style-name="P902"/>
          </table:table-cell>
          <table:table-cell table:style-name="TableCell903">
            <text:p text:style-name="P904"><text:span text:style-name="T905">t_del<text:s/></text:span><text:span text:style-name="T906">=</text:span><text:span text:style-name="T907"><text:s/></text:span><text:span text:style-name="T908">0.1</text:span></text:p>
          </table:table-cell>
        </table:table-row>
        <table:table-row table:style-name="TableRow909">
          <table:table-cell table:style-name="TableCell910">
            <text:p text:style-name="P911"/>
          </table:table-cell>
          <table:table-cell table:style-name="TableCell912">
            <text:p text:style-name="P913"/>
            <text:p text:style-name="P914"/>
          </table:table-cell>
        </table:table-row>
        <table:table-row table:style-name="TableRow915">
          <table:table-cell table:style-name="TableCell916">
            <text:p text:style-name="P917"/>
          </table:table-cell>
          <table:table-cell table:style-name="TableCell918">
            <text:p text:style-name="P919"/>
            <text:p text:style-name="P920"/>
          </table:table-cell>
        </table:table-row>
        <table:table-row table:style-name="TableRow921">
          <table:table-cell table:style-name="TableCell922">
            <text:p text:style-name="P923"/>
          </table:table-cell>
          <table:table-cell table:style-name="TableCell924">
            <text:p text:style-name="P925"><text:span text:style-name="T926">start_time<text:s/></text:span><text:span text:style-name="T927">=</text:span><text:span text:style-name="T928"><text:s/>time.clock()</text:span></text:p>
          </table:table-cell>
        </table:table-row>
        <table:table-row table:style-name="TableRow929">
          <table:table-cell table:style-name="TableCell930">
            <text:p text:style-name="P931"/>
          </table:table-cell>
          <table:table-cell table:style-name="TableCell932">
            <text:p text:style-name="P933"><text:span text:style-name="T934">for</text:span><text:span text:style-name="T935"><text:s/>t<text:s/></text:span><text:span text:style-name="T936">in</text:span><text:span text:style-name="T937"><text:s/>np.linspace(t_st,t_fin,</text:span><text:span text:style-name="T938">num</text:span><text:span text:style-name="T939"><text:s/></text:span><text:span text:style-name="T940">=</text:span><text:span text:style-name="T941"><text:s/></text:span><text:span text:style-name="T942">int</text:span><text:span text:style-name="T943">(t_fin</text:span><text:span text:style-name="T944">/</text:span><text:span text:style-name="T945">t_del)):</text:span></text:p>
          </table:table-cell>
        </table:table-row>
        <table:table-row table:style-name="TableRow946">
          <table:table-cell table:style-name="TableCell947">
            <text:p text:style-name="P948"/>
          </table:table-cell>
          <table:table-cell table:style-name="TableCell949">
            <text:p text:style-name="P950"><text:span text:style-name="T951"><text:s text:c="4"/></text:span><text:span text:style-name="T952">b<text:s/></text:span><text:span text:style-name="T953">=</text:span><text:span text:style-name="T954"><text:s/>k</text:span><text:span text:style-name="T955">/</text:span><text:span text:style-name="T956">(</text:span><text:span text:style-name="T957">1</text:span><text:span text:style-name="T958">.</text:span><text:span text:style-name="T959">+</text:span><text:span text:style-name="T960"><text:s/>k<text:s/></text:span><text:span text:style-name="T961">*</text:span><text:span text:style-name="T962"><text:s/>t)<text:s/></text:span></text:p>
          </table:table-cell>
        </table:table-row>
        <table:table-row table:style-name="TableRow963">
          <table:table-cell table:style-name="TableCell964">
            <text:p text:style-name="P965"/>
          </table:table-cell>
          <table:table-cell table:style-name="TableCell966">
            <text:p text:style-name="P967"><text:span text:style-name="T968"><text:s text:c="4"/>x_sol<text:s/></text:span><text:span text:style-name="T969">=</text:span><text:span text:style-name="T970"><text:s/>lin.solve(A,b)</text:span></text:p>
          </table:table-cell>
        </table:table-row>
        <table:table-row table:style-name="TableRow971">
          <table:table-cell table:style-name="TableCell972">
            <text:p text:style-name="P973"/>
          </table:table-cell>
          <table:table-cell table:style-name="TableCell974">
            <text:p text:style-name="P975"><text:span text:style-name="T976"><text:s text:c="4"/></text:span><text:span text:style-name="T977">print</text:span><text:span text:style-name="T978">(</text:span><text:span text:style-name="T979">"t="</text:span><text:span text:style-name="T980">,t,<text:s/></text:span><text:span text:style-name="T981">"x_sol="</text:span><text:span text:style-name="T982">,x_sol)</text:span></text:p>
          </table:table-cell>
        </table:table-row>
        <table:table-row table:style-name="TableRow983">
          <table:table-cell table:style-name="TableCell984">
            <text:p text:style-name="P985"/>
          </table:table-cell>
          <table:table-cell table:style-name="TableCell986">
            <text:p text:style-name="P987"><text:span text:style-name="T988">print</text:span><text:span text:style-name="T989">(</text:span><text:span text:style-name="T990">"---<text:s/></text:span><text:span text:style-name="T991">%s</text:span><text:span text:style-name="T992"><text:s/>seconds - time for solve method"</text:span><text:span text:style-name="T993"><text:s/></text:span><text:span text:style-name="T994">%</text:span><text:span text:style-name="T995"><text:s/>(time.clock()<text:s/></text:span><text:span text:style-name="T996">-</text:span><text:span text:style-name="T997"><text:s/>start_time))</text:span></text:p>
          </table:table-cell>
        </table:table-row>
        <table:table-row table:style-name="TableRow998">
          <table:table-cell table:style-name="TableCell999">
            <text:p text:style-name="P1000"/>
          </table:table-cell>
          <table:table-cell table:style-name="TableCell1001">
            <text:p text:style-name="P1002"/>
            <text:p text:style-name="P1003"/>
          </table:table-cell>
        </table:table-row>
        <table:table-row table:style-name="TableRow1004">
          <table:table-cell table:style-name="TableCell1005">
            <text:p text:style-name="P1006"/>
          </table:table-cell>
          <table:table-cell table:style-name="TableCell1007">
            <text:p text:style-name="P1008"><text:span text:style-name="T1009">A_LU</text:span><text:span text:style-name="T1010"><text:s/></text:span><text:span text:style-name="T1011">=</text:span><text:span text:style-name="T1012"><text:s/>lin.lu_factor(A)</text:span></text:p>
          </table:table-cell>
        </table:table-row>
        <table:table-row table:style-name="TableRow1013">
          <table:table-cell table:style-name="TableCell1014">
            <text:p text:style-name="P1015"/>
          </table:table-cell>
          <table:table-cell table:style-name="TableCell1016">
            <text:p text:style-name="P1017"><text:span text:style-name="T1018">start_time<text:s/></text:span><text:span text:style-name="T1019">=</text:span><text:span text:style-name="T1020"><text:s/>time.clock()</text:span></text:p>
          </table:table-cell>
        </table:table-row>
        <table:table-row table:style-name="TableRow1021">
          <table:table-cell table:style-name="TableCell1022">
            <text:p text:style-name="P1023"/>
          </table:table-cell>
          <table:table-cell table:style-name="TableCell1024">
            <text:p text:style-name="P1025"><text:span text:style-name="T1026">for</text:span><text:span text:style-name="T1027"><text:s/>t<text:s/></text:span><text:span text:style-name="T1028">in</text:span><text:span text:style-name="T1029"><text:s/>np.linspace(t_st,t_fin,</text:span><text:span text:style-name="T1030">num</text:span><text:span text:style-name="T1031"><text:s/></text:span><text:span text:style-name="T1032">=</text:span><text:span text:style-name="T1033"><text:s/></text:span><text:span text:style-name="T1034">int</text:span><text:span text:style-name="T1035">(t_fin</text:span><text:span text:style-name="T1036">/</text:span><text:span text:style-name="T1037">t_del)):</text:span></text:p>
          </table:table-cell>
        </table:table-row>
        <table:table-row table:style-name="TableRow1038">
          <table:table-cell table:style-name="TableCell1039">
            <text:p text:style-name="P1040"/>
          </table:table-cell>
          <table:table-cell table:style-name="TableCell1041">
            <text:p text:style-name="P1042"><text:span text:style-name="T1043"><text:s text:c="4"/></text:span><text:span text:style-name="T1044">b<text:s/></text:span><text:span text:style-name="T1045">=</text:span><text:span text:style-name="T1046"><text:s/>k</text:span><text:span text:style-name="T1047">/</text:span><text:span text:style-name="T1048">(</text:span><text:span text:style-name="T1049">1</text:span><text:span text:style-name="T1050">.</text:span><text:span text:style-name="T1051">+</text:span><text:span text:style-name="T1052"><text:s/>k<text:s/></text:span><text:span text:style-name="T1053">*</text:span><text:span text:style-name="T1054"><text:s/>t)<text:s/></text:span></text:p>
          </table:table-cell>
        </table:table-row>
        <table:table-row table:style-name="TableRow1055">
          <table:table-cell table:style-name="TableCell1056">
            <text:p text:style-name="P1057"/>
          </table:table-cell>
          <table:table-cell table:style-name="TableCell1058">
            <text:p text:style-name="P1059"><text:span text:style-name="T1060"><text:s text:c="4"/>x_LU<text:s/></text:span><text:span text:style-name="T1061">=</text:span><text:span text:style-name="T1062"><text:s/>lin.lu_solve(</text:span><text:span text:style-name="T1063">A_LU</text:span><text:span text:style-name="T1064">, b)</text:span></text:p>
          </table:table-cell>
        </table:table-row>
        <table:table-row table:style-name="TableRow1065">
          <table:table-cell table:style-name="TableCell1066">
            <text:p text:style-name="P1067"/>
          </table:table-cell>
          <table:table-cell table:style-name="TableCell1068">
            <text:p text:style-name="P1069"><text:span text:style-name="T1070"><text:s text:c="4"/></text:span><text:span text:style-name="T1071">print</text:span><text:span text:style-name="T1072">(</text:span><text:span text:style-name="T1073">"t="</text:span><text:span text:style-name="T1074">,t,<text:s/></text:span><text:span text:style-name="T1075">"x_LU="</text:span><text:span text:style-name="T1076">, x_LU)</text:span></text:p>
          </table:table-cell>
        </table:table-row>
        <table:table-row table:style-name="TableRow1077">
          <table:table-cell table:style-name="TableCell1078">
            <text:p text:style-name="P1079"/>
          </table:table-cell>
          <table:table-cell table:style-name="TableCell1080">
            <text:p text:style-name="P1081"><text:span text:style-name="T1082">print</text:span><text:span text:style-name="T1083">(</text:span><text:span text:style-name="T1084">"---<text:s/></text:span><text:span text:style-name="T1085">%s</text:span><text:span text:style-name="T1086"><text:s/>seconds - time for LU method"</text:span><text:span text:style-name="T1087"><text:s/></text:span><text:span text:style-name="T1088">%</text:span><text:span text:style-name="T1089"><text:s/>(time.clock()<text:s/></text:span><text:span text:style-name="T1090">-</text:span><text:span text:style-name="T1091"><text:s/>start_time))</text:span></text:p>
          </table:table-cell>
        </table:table-row>
        <table:table-row table:style-name="TableRow1092">
          <table:table-cell table:style-name="TableCell1093">
            <text:p text:style-name="P1094"/>
          </table:table-cell>
          <table:table-cell table:style-name="TableCell1095">
            <text:p text:style-name="P1096"/>
            <text:p text:style-name="P1097"/>
          </table:table-cell>
        </table:table-row>
        <table:table-row table:style-name="TableRow1098">
          <table:table-cell table:style-name="TableCell1099">
            <text:p text:style-name="P1100"/>
          </table:table-cell>
          <table:table-cell table:style-name="TableCell1101">
            <text:p text:style-name="P1102"><text:span text:style-name="T1103">A_inv<text:s/></text:span><text:span text:style-name="T1104">=</text:span><text:span text:style-name="T1105"><text:s/>lin.inv(A)</text:span></text:p>
          </table:table-cell>
        </table:table-row>
        <table:table-row table:style-name="TableRow1106">
          <table:table-cell table:style-name="TableCell1107">
            <text:p text:style-name="P1108"/>
          </table:table-cell>
          <table:table-cell table:style-name="TableCell1109">
            <text:p text:style-name="P1110"><text:span text:style-name="T1111">start_time<text:s/></text:span><text:span text:style-name="T1112">=</text:span><text:span text:style-name="T1113"><text:s/>time.clock()</text:span></text:p>
          </table:table-cell>
        </table:table-row>
        <table:table-row table:style-name="TableRow1114">
          <table:table-cell table:style-name="TableCell1115">
            <text:p text:style-name="P1116"/>
          </table:table-cell>
          <table:table-cell table:style-name="TableCell1117">
            <text:p text:style-name="P1118"><text:span text:style-name="T1119">for</text:span><text:span text:style-name="T1120"><text:s/>t<text:s/></text:span><text:span text:style-name="T1121">in</text:span><text:span text:style-name="T1122"><text:s/>np.linspace(t_st,t_fin,</text:span><text:span text:style-name="T1123">num</text:span><text:span text:style-name="T1124"><text:s/></text:span><text:span text:style-name="T1125">=</text:span><text:span text:style-name="T1126"><text:s/></text:span><text:span text:style-name="T1127">int</text:span><text:span text:style-name="T1128">(t_fin</text:span><text:span text:style-name="T1129">/</text:span><text:span text:style-name="T1130">t_del)):</text:span></text:p>
          </table:table-cell>
        </table:table-row>
        <table:table-row table:style-name="TableRow1131">
          <table:table-cell table:style-name="TableCell1132">
            <text:p text:style-name="P1133"/>
          </table:table-cell>
          <table:table-cell table:style-name="TableCell1134">
            <text:p text:style-name="P1135"><text:span text:style-name="T1136"><text:s text:c="4"/></text:span><text:span text:style-name="T1137">b<text:s/></text:span><text:span text:style-name="T1138">=</text:span><text:span text:style-name="T1139"><text:s/>k</text:span><text:span text:style-name="T1140">/</text:span><text:span text:style-name="T1141">(</text:span><text:span text:style-name="T1142">1</text:span><text:span text:style-name="T1143">.</text:span><text:span text:style-name="T1144">+</text:span><text:span text:style-name="T1145"><text:s/>k<text:s/></text:span><text:span text:style-name="T1146">*</text:span><text:span text:style-name="T1147"><text:s/>t)<text:s/></text:span></text:p>
          </table:table-cell>
        </table:table-row>
        <table:table-row table:style-name="TableRow1148">
          <table:table-cell table:style-name="TableCell1149">
            <text:p text:style-name="P1150"/>
          </table:table-cell>
          <table:table-cell table:style-name="TableCell1151">
            <text:p text:style-name="P1152"><text:span text:style-name="T1153"><text:s text:c="4"/>x_inv<text:s/></text:span><text:span text:style-name="T1154">=</text:span><text:span text:style-name="T1155"><text:s/>np.dot(A_inv,b)<text:s/></text:span></text:p>
          </table:table-cell>
        </table:table-row>
        <table:table-row table:style-name="TableRow1156">
          <table:table-cell table:style-name="TableCell1157">
            <text:p text:style-name="P1158"/>
          </table:table-cell>
          <table:table-cell table:style-name="TableCell1159">
            <text:p text:style-name="P1160"><text:span text:style-name="T1161"><text:s text:c="4"/></text:span><text:span text:style-name="T1162">print</text:span><text:span text:style-name="T1163">(</text:span><text:span text:style-name="T1164">"t="</text:span><text:span text:style-name="T1165">,t,<text:s/></text:span><text:span text:style-name="T1166">"x_inv="</text:span><text:span text:style-name="T1167">, x_inv)</text:span></text:p>
          </table:table-cell>
        </table:table-row>
        <table:table-row table:style-name="TableRow1168">
          <table:table-cell table:style-name="TableCell1169">
            <text:p text:style-name="P1170"/>
          </table:table-cell>
          <table:table-cell table:style-name="TableCell1171">
            <text:p text:style-name="P1172"><text:span text:style-name="T1173">print</text:span><text:span text:style-name="T1174">(</text:span><text:span text:style-name="T1175">"---<text:s/></text:span><text:span text:style-name="T1176">%s</text:span><text:span text:style-name="T1177"><text:s/>seconds - time for inv method"</text:span><text:span text:style-name="T1178"><text:s/></text:span><text:span text:style-name="T1179">%</text:span><text:span text:style-name="T1180"><text:s/>(time.clock()<text:s/></text:span><text:span text:style-name="T1181">-</text:span><text:span text:style-name="T1182"><text:s/>start_time))</text:span></text:p>
          </table:table-cell>
        </table:table-row>
      </table:table>
      <text:p text:style-name="P1183"/>
      <text:p text:style-name="P1184"><text:span text:style-name="T1185"><text:tab/></text:span><text:span text:style-name="T1186">Выводы: <text:s/></text:span></text:p>
      <text:p text:style-name="P1187"><text:span text:style-name="T1188"><text:tab/>В ходе лабораторной рабыоты мы научились применять методы решения систем линейных алгебраических уравнений для решения динамических задач математической физики. Во второй задаче практическим методом выяснили, что наименьшую скорость расчёта имеет метод Ньютона. А в четвёртой задаче самым эффективным методом оказался scipy.linalg.inv(нахождение обратной матрицы).</text:span></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FreeSans, 'Times New Roman'" svg:font-family="FreeSans, 'Times New Roman'" style:font-family-generic="system" style:font-pitch="variable" svg:panose-1="2 11 6 4 2 2 2 2 2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Заголовок" style:display-name="Заголовок"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Название" style:display-name="Название"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Указатель" style:display-name="Указатель" style:family="paragraph" style:parent-style-name="Standard">
      <style:paragraph-properties text:number-lines="false"/>
      <style:text-properties style:font-name-complex="FreeSans" fo:hyphenate="false"/>
    </style:style>
    <style:style style:name="Содержимоетаблицы" style:display-name="Содержимое таблицы" style:family="paragraph" style:parent-style-name="Standard">
      <style:paragraph-properties text:number-lines="false"/>
      <style:text-properties fo:hyphenate="false"/>
    </style:style>
    <style:style style:name="Заголовоктаблицы" style:display-name="Заголовок таблицы" style:family="paragraph" style:parent-style-name="Содержимоетаблицы">
      <style:paragraph-properties fo:text-align="cent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l-k" style:display-name="pl-k" style:family="text"/>
    <style:style style:name="pl-c1" style:display-name="pl-c1" style:family="text"/>
    <style:style style:name="pl-c" style:display-name="pl-c" style:family="text"/>
    <style:style style:name="pl-en" style:display-name="pl-en" style:family="text"/>
    <style:style style:name="pl-smi" style:display-name="pl-smi" style:family="text"/>
    <style:style style:name="pl-s" style:display-name="pl-s" style:family="text"/>
    <style:style style:name="pl-pds" style:display-name="pl-pd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na</meta:initial-creator>
    <dc:creator>Арсланбаева Эльвира Ильгизовна</dc:creator>
    <meta:creation-date>2018-05-26T00:04:00Z</meta:creation-date>
    <dc:date>2018-06-10T08:22:00Z</dc:date>
    <meta:template xlink:href="Normal.dotm" xlink:type="simple"/>
    <meta:editing-cycles>12</meta:editing-cycles>
    <meta:editing-duration>PT1200S</meta:editing-duration>
    <meta:document-statistic meta:page-count="5" meta:paragraph-count="11" meta:word-count="833" meta:character-count="5575" meta:row-count="39" meta:non-whitespace-character-count="4753"/>
  </office:meta>
</office:document-meta>
</file>